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49pt" fo:break-before="auto" style:use-optimal-row-height="true"/>
    </style:style>
    <style:style style:name="ro2" style:family="table-row">
      <style:table-row-properties style:row-height="81.3pt" fo:break-before="auto" style:use-optimal-row-height="true"/>
    </style:style>
    <style:style style:name="ro3" style:family="table-row">
      <style:table-row-properties style:row-height="92.75pt" fo:break-before="auto" style:use-optimal-row-height="true"/>
    </style:style>
    <style:style style:name="ro4" style:family="table-row">
      <style:table-row-properties style:row-height="58.39pt" fo:break-before="auto" style:use-optimal-row-height="true"/>
    </style:style>
    <style:style style:name="ro5" style:family="table-row">
      <style:table-row-properties style:row-height="69.85pt" fo:break-before="auto" style:use-optimal-row-height="true"/>
    </style:style>
    <style:style style:name="ro6" style:family="table-row">
      <style:table-row-properties style:row-height="46.94pt" fo:break-before="auto" style:use-optimal-row-height="true"/>
    </style:style>
    <style:style style:name="ro7" style:family="table-row">
      <style:table-row-properties style:row-height="24.0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SO 639-2 Code</text:p>
          </table:table-cell>
          <table:table-cell table:style-name="ce1" office:value-type="string" calcext:value-type="string">
            <text:p>ISO 639-1 Code</text:p>
          </table:table-cell>
          <table:table-cell table:style-name="ce1" office:value-type="string" calcext:value-type="string">
            <text:p>English name of Language</text:p>
          </table:table-cell>
          <table:table-cell table:style-name="ce1" office:value-type="string" calcext:value-type="string">
            <text:p>French name of Language</text:p>
          </table:table-cell>
          <table:table-cell table:style-name="ce1" office:value-type="string" calcext:value-type="string">
            <text:p>German name of Langu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  <table:table-cell office:value-type="string" calcext:value-type="string">
            <text:p>Kirchenslawisch</text:p>
          </table:table-cell>
          <table:table-cell table:formula="of:=LEN([.A2])" office:value-type="float" office:value="3" calcext:value-type="float">
            <text:p>3</text:p>
          </table:table-cell>
          <table:table-cell table:formula="of:=LEN([.C2])"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  <table:table-cell office:value-type="string" calcext:value-type="string">
            <text:p>Aramäisch</text:p>
          </table:table-cell>
          <table:table-cell table:formula="of:=LEN([.A3])" office:value-type="float" office:value="3" calcext:value-type="float">
            <text:p>3</text:p>
          </table:table-cell>
          <table:table-cell table:formula="of:=LEN([.C3])" office:value-type="float" office:value="62" calcext:value-type="float">
            <text:p>62</text:p>
          </table:table-cell>
        </table:table-row>
        <table:table-row table:style-name="ro4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  <table:table-cell office:value-type="string" calcext:value-type="string">
            <text:p>Interlingua</text:p>
          </table:table-cell>
          <table:table-cell table:formula="of:=LEN([.A4])" office:value-type="float" office:value="3" calcext:value-type="float">
            <text:p>3</text:p>
          </table:table-cell>
          <table:table-cell table:formula="of:=LEN([.C4])" office:value-type="float" office:value="58" calcext:value-type="float">
            <text:p>58</text:p>
          </table:table-cell>
        </table:table-row>
        <table:table-row table:style-name="ro4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  <table:table-cell office:value-type="string" calcext:value-type="string">
            <text:p>Alt-Newari</text:p>
          </table:table-cell>
          <table:table-cell table:formula="of:=LEN([.A5])" office:value-type="float" office:value="3" calcext:value-type="float">
            <text:p>3</text:p>
          </table:table-cell>
          <table:table-cell table:formula="of:=LEN([.C5])" office:value-type="float" office:value="51" calcext:value-type="float">
            <text:p>51</text:p>
          </table:table-cell>
        </table:table-row>
        <table:table-row table:style-name="ro5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vençal, Old (to 1500);Occitan, Old (to 1500)</text:p>
          </table:table-cell>
          <table:table-cell office:value-type="string" calcext:value-type="string">
            <text:p>provençal ancien (jusqu'à 1500); occitan ancien (jusqu'à 1500)</text:p>
          </table:table-cell>
          <table:table-cell office:value-type="string" calcext:value-type="string">
            <text:p>Altokzitanisch</text:p>
          </table:table-cell>
          <table:table-cell table:formula="of:=LEN([.A6])" office:value-type="float" office:value="3" calcext:value-type="float">
            <text:p>3</text:p>
          </table:table-cell>
          <table:table-cell table:formula="of:=LEN([.C6])" office:value-type="float" office:value="47" calcext:value-type="float">
            <text:p>47</text:p>
          </table:table-cell>
        </table:table-row>
        <table:table-row table:style-name="ro6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  <table:table-cell office:value-type="string" calcext:value-type="string">
            <text:p>Niederdeutsch</text:p>
          </table:table-cell>
          <table:table-cell table:formula="of:=LEN([.A7])" office:value-type="float" office:value="3" calcext:value-type="float">
            <text:p>3</text:p>
          </table:table-cell>
          <table:table-cell table:formula="of:=LEN([.C7])" office:value-type="float" office:value="46" calcext:value-type="float">
            <text:p>46</text:p>
          </table:table-cell>
        </table:table-row>
        <table:table-row table:style-name="ro6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ki</text:p>
          </table:table-cell>
          <table:table-cell table:formula="of:=LEN([.A8])" office:value-type="float" office:value="3" calcext:value-type="float">
            <text:p>3</text:p>
          </table:table-cell>
          <table:table-cell table:formula="of:=LEN([.C8])" office:value-type="float" office:value="46" calcext:value-type="float">
            <text:p>46</text:p>
          </table:table-cell>
        </table:table-row>
        <table:table-row table:style-name="ro4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  <table:table-cell office:value-type="string" calcext:value-type="string">
            <text:p>Himachali</text:p>
          </table:table-cell>
          <table:table-cell table:formula="of:=LEN([.A9])" office:value-type="float" office:value="3" calcext:value-type="float">
            <text:p>3</text:p>
          </table:table-cell>
          <table:table-cell table:formula="of:=LEN([.C9])" office:value-type="float" office:value="45" calcext:value-type="float">
            <text:p>45</text:p>
          </table:table-cell>
        </table:table-row>
        <table:table-row table:style-name="ro6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  <table:table-cell office:value-type="string" calcext:value-type="string">
            <text:p>Asturisch</text:p>
          </table:table-cell>
          <table:table-cell table:formula="of:=LEN([.A10])" office:value-type="float" office:value="3" calcext:value-type="float">
            <text:p>3</text:p>
          </table:table-cell>
          <table:table-cell table:formula="of:=LEN([.C10])" office:value-type="float" office:value="38" calcext:value-type="float">
            <text:p>38</text:p>
          </table:table-cell>
        </table:table-row>
        <table:table-row table:style-name="ro6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, Portuguese-based</text:p>
          </table:table-cell>
          <table:table-cell office:value-type="string" calcext:value-type="string">
            <text:p>créoles et pidgins basés sur le portugais</text:p>
          </table:table-cell>
          <table:table-cell office:value-type="string" calcext:value-type="string">
            <text:p>Kreolisch-Portugiesisch (Andere)</text:p>
          </table:table-cell>
          <table:table-cell table:formula="of:=LEN([.A11])" office:value-type="float" office:value="3" calcext:value-type="float">
            <text:p>3</text:p>
          </table:table-cell>
          <table:table-cell table:formula="of:=LEN([.C11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  <table:table-cell office:value-type="string" calcext:value-type="string">
            <text:p>Nynorsk</text:p>
          </table:table-cell>
          <table:table-cell table:formula="of:=LEN([.A12])" office:value-type="float" office:value="3" calcext:value-type="float">
            <text:p>3</text:p>
          </table:table-cell>
          <table:table-cell table:formula="of:=LEN([.C12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  <table:table-cell office:value-type="string" calcext:value-type="string">
            <text:p>Aromunisch</text:p>
          </table:table-cell>
          <table:table-cell table:formula="of:=LEN([.A13])" office:value-type="float" office:value="3" calcext:value-type="float">
            <text:p>3</text:p>
          </table:table-cell>
          <table:table-cell table:formula="of:=LEN([.C13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  <table:table-cell office:value-type="string" calcext:value-type="string">
            <text:p>Kein linguistischer Inhalt</text:p>
          </table:table-cell>
          <table:table-cell table:formula="of:=LEN([.A14])" office:value-type="float" office:value="3" calcext:value-type="float">
            <text:p>3</text:p>
          </table:table-cell>
          <table:table-cell table:formula="of:=LEN([.C14])" office:value-type="float" office:value="37" calcext:value-type="float">
            <text:p>37</text:p>
          </table:table-cell>
        </table:table-row>
        <table:table-row table:style-name="ro6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  <table:table-cell office:value-type="string" calcext:value-type="string">
            <text:p>Bokmål</text:p>
          </table:table-cell>
          <table:table-cell table:formula="of:=LEN([.A15])" office:value-type="float" office:value="3" calcext:value-type="float">
            <text:p>3</text:p>
          </table:table-cell>
          <table:table-cell table:formula="of:=LEN([.C1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  <table:table-cell office:value-type="string" calcext:value-type="string">
            <text:p>Kreolisch-Englisch (Andere)</text:p>
          </table:table-cell>
          <table:table-cell table:formula="of:=LEN([.A16])" office:value-type="float" office:value="3" calcext:value-type="float">
            <text:p>3</text:p>
          </table:table-cell>
          <table:table-cell table:formula="of:=LEN([.C16])" office:value-type="float" office:value="34" calcext:value-type="float">
            <text:p>34</text:p>
          </table:table-cell>
        </table:table-row>
        <table:table-row table:style-name="ro6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  <table:table-cell office:value-type="string" calcext:value-type="string">
            <text:p>Mittelhochdeutsch</text:p>
          </table:table-cell>
          <table:table-cell table:formula="of:=LEN([.A17])" office:value-type="float" office:value="3" calcext:value-type="float">
            <text:p>3</text:p>
          </table:table-cell>
          <table:table-cell table:formula="of:=LEN([.C17])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  <table:table-cell office:value-type="string" calcext:value-type="string">
            <text:p>Indianersprachen, Zentralamerika (Andere)</text:p>
          </table:table-cell>
          <table:table-cell table:formula="of:=LEN([.A18])" office:value-type="float" office:value="3" calcext:value-type="float">
            <text:p>3</text:p>
          </table:table-cell>
          <table:table-cell table:formula="of:=LEN([.C1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, French-based</text:p>
          </table:table-cell>
          <table:table-cell office:value-type="string" calcext:value-type="string">
            <text:p>créoles et pidgins basés sur le français</text:p>
          </table:table-cell>
          <table:table-cell office:value-type="string" calcext:value-type="string">
            <text:p>Kreolisch-Französisch (Andere)</text:p>
          </table:table-cell>
          <table:table-cell table:formula="of:=LEN([.A19])" office:value-type="float" office:value="3" calcext:value-type="float">
            <text:p>3</text:p>
          </table:table-cell>
          <table:table-cell table:formula="of:=LEN([.C19])" office:value-type="float" office:value="33" calcext:value-type="float">
            <text:p>33</text:p>
          </table:table-cell>
        </table:table-row>
        <table:table-row table:style-name="ro6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  <table:table-cell office:value-type="string" calcext:value-type="string">
            <text:p>Schweizerdeutsch</text:p>
          </table:table-cell>
          <table:table-cell table:formula="of:=LEN([.A20])" office:value-type="float" office:value="3" calcext:value-type="float">
            <text:p>3</text:p>
          </table:table-cell>
          <table:table-cell table:formula="of:=LEN([.C2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  <table:table-cell office:value-type="string" calcext:value-type="string">
            <text:p>Bliss-Symbol</text:p>
          </table:table-cell>
          <table:table-cell table:formula="of:=LEN([.A21])" office:value-type="float" office:value="3" calcext:value-type="float">
            <text:p>3</text:p>
          </table:table-cell>
          <table:table-cell table:formula="of:=LEN([.C21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  <table:table-cell office:value-type="string" calcext:value-type="string">
            <text:p>Limburgisch</text:p>
          </table:table-cell>
          <table:table-cell table:formula="of:=LEN([.A22])" office:value-type="float" office:value="3" calcext:value-type="float">
            <text:p>3</text:p>
          </table:table-cell>
          <table:table-cell table:formula="of:=LEN([.C22])" office:value-type="float" office:value="32" calcext:value-type="float">
            <text:p>32</text:p>
          </table:table-cell>
        </table:table-row>
        <table:table-row table:style-name="ro6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  <table:table-cell office:value-type="string" calcext:value-type="string">
            <text:p>Indianersprachen, Nordamerika (Andere)</text:p>
          </table:table-cell>
          <table:table-cell table:formula="of:=LEN([.A23])" office:value-type="float" office:value="3" calcext:value-type="float">
            <text:p>3</text:p>
          </table:table-cell>
          <table:table-cell table:formula="of:=LEN([.C23])"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 American Indian languages</text:p>
          </table:table-cell>
          <table:table-cell office:value-type="string" calcext:value-type="string">
            <text:p>sud-amérindiennes, langues</text:p>
          </table:table-cell>
          <table:table-cell office:value-type="string" calcext:value-type="string">
            <text:p>Indianersprachen, Südamerika (Andere)</text:p>
          </table:table-cell>
          <table:table-cell table:formula="of:=LEN([.A24])" office:value-type="float" office:value="3" calcext:value-type="float">
            <text:p>3</text:p>
          </table:table-cell>
          <table:table-cell table:formula="of:=LEN([.C24])" office:value-type="float" office:value="31" calcext:value-type="float">
            <text:p>31</text:p>
          </table:table-cell>
        </table:table-row>
        <table:table-row table:style-name="ro6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  <table:table-cell office:value-type="string" calcext:value-type="string">
            <text:p>Krimtatarisch</text:p>
          </table:table-cell>
          <table:table-cell table:formula="of:=LEN([.A25])" office:value-type="float" office:value="3" calcext:value-type="float">
            <text:p>3</text:p>
          </table:table-cell>
          <table:table-cell table:formula="of:=LEN([.C2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  <table:table-cell office:value-type="string" calcext:value-type="string">
            <text:p>Althochdeutsch</text:p>
          </table:table-cell>
          <table:table-cell table:formula="of:=LEN([.A26])" office:value-type="float" office:value="3" calcext:value-type="float">
            <text:p>3</text:p>
          </table:table-cell>
          <table:table-cell table:formula="of:=LEN([.C2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  <table:table-cell office:value-type="string" calcext:value-type="string">
            <text:p>Altpersisch</text:p>
          </table:table-cell>
          <table:table-cell table:formula="of:=LEN([.A27])" office:value-type="float" office:value="3" calcext:value-type="float">
            <text:p>3</text:p>
          </table:table-cell>
          <table:table-cell table:formula="of:=LEN([.C27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  <table:table-cell office:value-type="string" calcext:value-type="string">
            <text:p>Rarotonganisch</text:p>
          </table:table-cell>
          <table:table-cell table:formula="of:=LEN([.A28])" office:value-type="float" office:value="3" calcext:value-type="float">
            <text:p>3</text:p>
          </table:table-cell>
          <table:table-cell table:formula="of:=LEN([.C2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um (B)</text:p>
            <text:p>ron (T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  <table:table-cell office:value-type="string" calcext:value-type="string">
            <text:p>Rumänisch</text:p>
          </table:table-cell>
          <table:table-cell table:formula="of:=LEN([.A29])" office:value-type="float" office:value="15" calcext:value-type="float">
            <text:p>15</text:p>
          </table:table-cell>
          <table:table-cell table:formula="of:=LEN([.C29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um (B)</text:p>
            <text:p>ron (T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  <table:table-cell office:value-type="string" calcext:value-type="string">
            <text:p>Rumänisch</text:p>
          </table:table-cell>
          <table:table-cell table:formula="of:=LEN([.A30])" office:value-type="float" office:value="15" calcext:value-type="float">
            <text:p>15</text:p>
          </table:table-cell>
          <table:table-cell table:formula="of:=LEN([.C30])" office:value-type="float" office:value="29" calcext:value-type="float">
            <text:p>29</text:p>
          </table:table-cell>
        </table:table-row>
        <table:table-row table:style-name="ro6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  <table:table-cell office:value-type="string" calcext:value-type="string">
            <text:p>Mittelfranzösisch</text:p>
          </table:table-cell>
          <table:table-cell table:formula="of:=LEN([.A31])" office:value-type="float" office:value="3" calcext:value-type="float">
            <text:p>3</text:p>
          </table:table-cell>
          <table:table-cell table:formula="of:=LEN([.C3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  <table:table-cell office:value-type="string" calcext:value-type="string">
            <text:p>Ndebele-Sprache (Transvaal)</text:p>
          </table:table-cell>
          <table:table-cell table:formula="of:=LEN([.A32])" office:value-type="float" office:value="3" calcext:value-type="float">
            <text:p>3</text:p>
          </table:table-cell>
          <table:table-cell table:formula="of:=LEN([.C32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  <table:table-cell office:value-type="string" calcext:value-type="string">
            <text:p>Ndebele-Sprache (Simbabwe)</text:p>
          </table:table-cell>
          <table:table-cell table:formula="of:=LEN([.A33])" office:value-type="float" office:value="3" calcext:value-type="float">
            <text:p>3</text:p>
          </table:table-cell>
          <table:table-cell table:formula="of:=LEN([.C3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  <table:table-cell office:value-type="string" calcext:value-type="string">
            <text:p>Mittelniederländisch</text:p>
          </table:table-cell>
          <table:table-cell table:formula="of:=LEN([.A34])" office:value-type="float" office:value="3" calcext:value-type="float">
            <text:p>3</text:p>
          </table:table-cell>
          <table:table-cell table:formula="of:=LEN([.C34])" office:value-type="float" office:value="28" calcext:value-type="float">
            <text:p>28</text:p>
          </table:table-cell>
        </table:table-row>
        <table:table-row table:style-name="ro6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  <table:table-cell office:value-type="string" calcext:value-type="string">
            <text:p>Luxemburgisch</text:p>
          </table:table-cell>
          <table:table-cell table:formula="of:=LEN([.A35])" office:value-type="float" office:value="3" calcext:value-type="float">
            <text:p>3</text:p>
          </table:table-cell>
          <table:table-cell table:formula="of:=LEN([.C35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  <table:table-cell office:value-type="string" calcext:value-type="string">
            <text:p>Pedi-Sprache</text:p>
          </table:table-cell>
          <table:table-cell table:formula="of:=LEN([.A36])" office:value-type="float" office:value="3" calcext:value-type="float">
            <text:p>3</text:p>
          </table:table-cell>
          <table:table-cell table:formula="of:=LEN([.C36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  <table:table-cell office:value-type="string" calcext:value-type="string">
            <text:p>Osmanisch</text:p>
          </table:table-cell>
          <table:table-cell table:formula="of:=LEN([.A37])" office:value-type="float" office:value="3" calcext:value-type="float">
            <text:p>3</text:p>
          </table:table-cell>
          <table:table-cell table:formula="of:=LEN([.C3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  <table:table-cell office:value-type="string" calcext:value-type="string">
            <text:p>Mittelenglisch</text:p>
          </table:table-cell>
          <table:table-cell table:formula="of:=LEN([.A38])" office:value-type="float" office:value="3" calcext:value-type="float">
            <text:p>3</text:p>
          </table:table-cell>
          <table:table-cell table:formula="of:=LEN([.C38])" office:value-type="float" office:value="27" calcext:value-type="float">
            <text:p>27</text:p>
          </table:table-cell>
        </table:table-row>
        <table:table-row table:style-name="ro6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  <table:table-cell office:value-type="string" calcext:value-type="string">
            <text:p>Nigerkordofanische Sprachen (Andere)</text:p>
          </table:table-cell>
          <table:table-cell table:formula="of:=LEN([.A39])" office:value-type="float" office:value="3" calcext:value-type="float">
            <text:p>3</text:p>
          </table:table-cell>
          <table:table-cell table:formula="of:=LEN([.C3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g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  <table:table-cell table:style-name="ce3"/>
          <table:table-cell table:formula="of:=LEN([.A40])" office:value-type="float" office:value="3" calcext:value-type="float">
            <text:p>3</text:p>
          </table:table-cell>
          <table:table-cell table:formula="of:=LEN([.C4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  <table:table-cell office:value-type="string" calcext:value-type="string">
            <text:p>Altenglisch</text:p>
          </table:table-cell>
          <table:table-cell table:formula="of:=LEN([.A41])" office:value-type="float" office:value="3" calcext:value-type="float">
            <text:p>3</text:p>
          </table:table-cell>
          <table:table-cell table:formula="of:=LEN([.C4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  <table:table-cell office:value-type="string" calcext:value-type="string">
            <text:p>Maledivisch</text:p>
          </table:table-cell>
          <table:table-cell table:formula="of:=LEN([.A42])" office:value-type="float" office:value="3" calcext:value-type="float">
            <text:p>3</text:p>
          </table:table-cell>
          <table:table-cell table:formula="of:=LEN([.C4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  <table:table-cell office:value-type="string" calcext:value-type="string">
            <text:p>Altfranzösisch</text:p>
          </table:table-cell>
          <table:table-cell table:formula="of:=LEN([.A43])" office:value-type="float" office:value="3" calcext:value-type="float">
            <text:p>3</text:p>
          </table:table-cell>
          <table:table-cell table:formula="of:=LEN([.C4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  <table:table-cell office:value-type="string" calcext:value-type="string">
            <text:p>Griechisch</text:p>
          </table:table-cell>
          <table:table-cell table:formula="of:=LEN([.A44])" office:value-type="float" office:value="3" calcext:value-type="float">
            <text:p>3</text:p>
          </table:table-cell>
          <table:table-cell table:formula="of:=LEN([.C44])" office:value-type="float" office:value="24" calcext:value-type="float">
            <text:p>24</text:p>
          </table:table-cell>
        </table:table-row>
        <table:table-row table:style-name="ro7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  <table:table-cell office:value-type="string" calcext:value-type="string">
            <text:p>Grönländisch</text:p>
          </table:table-cell>
          <table:table-cell table:formula="of:=LEN([.A45])" office:value-type="float" office:value="3" calcext:value-type="float">
            <text:p>3</text:p>
          </table:table-cell>
          <table:table-cell table:formula="of:=LEN([.C45])" office:value-type="float" office:value="24" calcext:value-type="float">
            <text:p>24</text:p>
          </table:table-cell>
        </table:table-row>
        <table:table-row table:style-name="ro7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  <table:table-cell office:value-type="string" calcext:value-type="string">
            <text:p>Luo-Sprache</text:p>
          </table:table-cell>
          <table:table-cell table:formula="of:=LEN([.A46])" office:value-type="float" office:value="3" calcext:value-type="float">
            <text:p>3</text:p>
          </table:table-cell>
          <table:table-cell table:formula="of:=LEN([.C4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  <table:table-cell office:value-type="string" calcext:value-type="string">
            <text:p>Mittelirisch</text:p>
          </table:table-cell>
          <table:table-cell table:formula="of:=LEN([.A47])" office:value-type="float" office:value="3" calcext:value-type="float">
            <text:p>3</text:p>
          </table:table-cell>
          <table:table-cell table:formula="of:=LEN([.C4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  <table:table-cell office:value-type="string" calcext:value-type="string">
            <text:p>Gälisch-Schottisch</text:p>
          </table:table-cell>
          <table:table-cell table:formula="of:=LEN([.A48])" office:value-type="float" office:value="3" calcext:value-type="float">
            <text:p>3</text:p>
          </table:table-cell>
          <table:table-cell table:formula="of:=LEN([.C4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  <table:table-cell office:value-type="string" calcext:value-type="string">
            <text:p>Haïtien (Haiti-Kreolisch)</text:p>
          </table:table-cell>
          <table:table-cell table:formula="of:=LEN([.A49])" office:value-type="float" office:value="3" calcext:value-type="float">
            <text:p>3</text:p>
          </table:table-cell>
          <table:table-cell table:formula="of:=LEN([.C49])" office:value-type="float" office:value="23" calcext:value-type="float">
            <text:p>23</text:p>
          </table:table-cell>
        </table:table-row>
        <table:table-row table:style-name="ro7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</text:p>
          </table:table-cell>
          <table:table-cell table:formula="of:=LEN([.A50])" office:value-type="float" office:value="3" calcext:value-type="float">
            <text:p>3</text:p>
          </table:table-cell>
          <table:table-cell table:formula="of:=LEN([.C50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  <table:table-cell office:value-type="string" calcext:value-type="string">
            <text:p>Indogermanische Sprachen (Andere)</text:p>
          </table:table-cell>
          <table:table-cell table:formula="of:=LEN([.A51])" office:value-type="float" office:value="3" calcext:value-type="float">
            <text:p>3</text:p>
          </table:table-cell>
          <table:table-cell table:formula="of:=LEN([.C5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Nyanja-Sprache</text:p>
          </table:table-cell>
          <table:table-cell table:formula="of:=LEN([.A52])" office:value-type="float" office:value="3" calcext:value-type="float">
            <text:p>3</text:p>
          </table:table-cell>
          <table:table-cell table:formula="of:=LEN([.C5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  <table:table-cell office:value-type="string" calcext:value-type="string">
            <text:p>Reserviert für lokale Verwendung</text:p>
          </table:table-cell>
          <table:table-cell table:formula="of:=LEN([.A53])" office:value-type="float" office:value="7" calcext:value-type="float">
            <text:p>7</text:p>
          </table:table-cell>
          <table:table-cell table:formula="of:=LEN([.C5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  <table:table-cell office:value-type="string" calcext:value-type="string">
            <text:p>Hamitosemitische Sprachen (Andere)</text:p>
          </table:table-cell>
          <table:table-cell table:formula="of:=LEN([.A54])" office:value-type="float" office:value="3" calcext:value-type="float">
            <text:p>3</text:p>
          </table:table-cell>
          <table:table-cell table:formula="of:=LEN([.C54])" office:value-type="float" office:value="22" calcext:value-type="float">
            <text:p>22</text:p>
          </table:table-cell>
        </table:table-row>
        <table:table-row table:style-name="ro7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  <table:table-cell office:value-type="string" calcext:value-type="string">
            <text:p>Chipewyan-Sprache</text:p>
          </table:table-cell>
          <table:table-cell table:formula="of:=LEN([.A55])" office:value-type="float" office:value="3" calcext:value-type="float">
            <text:p>3</text:p>
          </table:table-cell>
          <table:table-cell table:formula="of:=LEN([.C55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  <table:table-cell office:value-type="string" calcext:value-type="string">
            <text:p>Finnougrische Sprachen (Andere)</text:p>
          </table:table-cell>
          <table:table-cell table:formula="of:=LEN([.A56])" office:value-type="float" office:value="3" calcext:value-type="float">
            <text:p>3</text:p>
          </table:table-cell>
          <table:table-cell table:formula="of:=LEN([.C56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  <table:table-cell office:value-type="string" calcext:value-type="string">
            <text:p>Austronesische Sprachen (Andere)</text:p>
          </table:table-cell>
          <table:table-cell table:formula="of:=LEN([.A57])" office:value-type="float" office:value="3" calcext:value-type="float">
            <text:p>3</text:p>
          </table:table-cell>
          <table:table-cell table:formula="of:=LEN([.C5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  <table:table-cell office:value-type="string" calcext:value-type="string">
            <text:p>Sinotibetische Sprachen (Andere)</text:p>
          </table:table-cell>
          <table:table-cell table:formula="of:=LEN([.A58])" office:value-type="float" office:value="3" calcext:value-type="float">
            <text:p>3</text:p>
          </table:table-cell>
          <table:table-cell table:formula="of:=LEN([.C5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  <table:table-cell office:value-type="string" calcext:value-type="string">
            <text:p>Nilosaharanische Sprachen (Andere)</text:p>
          </table:table-cell>
          <table:table-cell table:formula="of:=LEN([.A59])" office:value-type="float" office:value="3" calcext:value-type="float">
            <text:p>3</text:p>
          </table:table-cell>
          <table:table-cell table:formula="of:=LEN([.C5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re (B)</text:p>
            <text:p>ell (T)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  <table:table-cell office:value-type="string" calcext:value-type="string">
            <text:p>Neugriechisch</text:p>
          </table:table-cell>
          <table:table-cell table:formula="of:=LEN([.A60])" office:value-type="float" office:value="15" calcext:value-type="float">
            <text:p>15</text:p>
          </table:table-cell>
          <table:table-cell table:formula="of:=LEN([.C6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e (B)</text:p>
            <text:p>ell (T)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  <table:table-cell office:value-type="string" calcext:value-type="string">
            <text:p>Neugriechisch</text:p>
          </table:table-cell>
          <table:table-cell table:formula="of:=LEN([.A61])" office:value-type="float" office:value="15" calcext:value-type="float">
            <text:p>15</text:p>
          </table:table-cell>
          <table:table-cell table:formula="of:=LEN([.C61])"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  <table:table-cell office:value-type="string" calcext:value-type="string">
            <text:p>Pampanggan-Sprache</text:p>
          </table:table-cell>
          <table:table-cell table:formula="of:=LEN([.A62])" office:value-type="float" office:value="3" calcext:value-type="float">
            <text:p>3</text:p>
          </table:table-cell>
          <table:table-cell table:formula="of:=LEN([.C62])"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  <table:table-cell office:value-type="string" calcext:value-type="string">
            <text:p>Klingonisch</text:p>
          </table:table-cell>
          <table:table-cell table:formula="of:=LEN([.A63])" office:value-type="float" office:value="3" calcext:value-type="float">
            <text:p>3</text:p>
          </table:table-cell>
          <table:table-cell table:formula="of:=LEN([.C63])" office:value-type="float" office:value="21" calcext:value-type="float">
            <text:p>21</text:p>
          </table:table-cell>
        </table:table-row>
        <table:table-row table:style-name="ro7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  <table:table-cell office:value-type="string" calcext:value-type="string">
            <text:p>Tongaisch</text:p>
          </table:table-cell>
          <table:table-cell table:formula="of:=LEN([.A64])" office:value-type="float" office:value="3" calcext:value-type="float">
            <text:p>3</text:p>
          </table:table-cell>
          <table:table-cell table:formula="of:=LEN([.C6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  <table:table-cell office:value-type="string" calcext:value-type="string">
            <text:p>Algonkin-Sprachen (Andere)</text:p>
          </table:table-cell>
          <table:table-cell table:formula="of:=LEN([.A65])" office:value-type="float" office:value="3" calcext:value-type="float">
            <text:p>3</text:p>
          </table:table-cell>
          <table:table-cell table:formula="of:=LEN([.C65])"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  <table:table-cell office:value-type="string" calcext:value-type="string">
            <text:p>Kunstsprachen (Andere)</text:p>
          </table:table-cell>
          <table:table-cell table:formula="of:=LEN([.A66])" office:value-type="float" office:value="3" calcext:value-type="float">
            <text:p>3</text:p>
          </table:table-cell>
          <table:table-cell table:formula="of:=LEN([.C6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  <table:table-cell office:value-type="string" calcext:value-type="string">
            <text:p>Athapaskische Sprachen (Andere)</text:p>
          </table:table-cell>
          <table:table-cell table:formula="of:=LEN([.A67])" office:value-type="float" office:value="3" calcext:value-type="float">
            <text:p>3</text:p>
          </table:table-cell>
          <table:table-cell table:formula="of:=LEN([.C67])"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  <table:table-cell office:value-type="string" calcext:value-type="string">
            <text:p>Australische Sprachen</text:p>
          </table:table-cell>
          <table:table-cell table:formula="of:=LEN([.A68])" office:value-type="float" office:value="3" calcext:value-type="float">
            <text:p>3</text:p>
          </table:table-cell>
          <table:table-cell table:formula="of:=LEN([.C68])" office:value-type="float" office:value="20" calcext:value-type="float">
            <text:p>20</text:p>
          </table:table-cell>
        </table:table-row>
        <table:table-row table:style-name="ro7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  <table:table-cell office:value-type="string" calcext:value-type="string">
            <text:p>Dajakisch</text:p>
          </table:table-cell>
          <table:table-cell table:formula="of:=LEN([.A69])" office:value-type="float" office:value="3" calcext:value-type="float">
            <text:p>3</text:p>
          </table:table-cell>
          <table:table-cell table:formula="of:=LEN([.C69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  <table:table-cell office:value-type="string" calcext:value-type="string">
            <text:p>Philippinisch-Austronesisch (Andere)</text:p>
          </table:table-cell>
          <table:table-cell table:formula="of:=LEN([.A70])" office:value-type="float" office:value="3" calcext:value-type="float">
            <text:p>3</text:p>
          </table:table-cell>
          <table:table-cell table:formula="of:=LEN([.C7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  <table:table-cell office:value-type="string" calcext:value-type="string">
            <text:p>Arauka-Sprachen</text:p>
          </table:table-cell>
          <table:table-cell table:formula="of:=LEN([.A71])" office:value-type="float" office:value="3" calcext:value-type="float">
            <text:p>3</text:p>
          </table:table-cell>
          <table:table-cell table:formula="of:=LEN([.C7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  <table:table-cell office:value-type="string" calcext:value-type="string">
            <text:p>Kaukasische Sprachen (Andere)</text:p>
          </table:table-cell>
          <table:table-cell table:formula="of:=LEN([.A72])" office:value-type="float" office:value="3" calcext:value-type="float">
            <text:p>3</text:p>
          </table:table-cell>
          <table:table-cell table:formula="of:=LEN([.C72])" office:value-type="float" office:value="19" calcext:value-type="float">
            <text:p>19</text:p>
          </table:table-cell>
        </table:table-row>
        <table:table-row table:style-name="ro6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oles and pidgins</text:p>
          </table:table-cell>
          <table:table-cell office:value-type="string" calcext:value-type="string">
            <text:p>créoles et pidgins</text:p>
          </table:table-cell>
          <table:table-cell office:value-type="string" calcext:value-type="string">
            <text:p>Kreolische Sprachen; Pidginsprachen (Andere)</text:p>
          </table:table-cell>
          <table:table-cell table:formula="of:=LEN([.A73])" office:value-type="float" office:value="3" calcext:value-type="float">
            <text:p>3</text:p>
          </table:table-cell>
          <table:table-cell table:formula="of:=LEN([.C7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  <table:table-cell office:value-type="string" calcext:value-type="string">
            <text:p>Drawidische Sprachen (Andere)</text:p>
          </table:table-cell>
          <table:table-cell table:formula="of:=LEN([.A74])" office:value-type="float" office:value="3" calcext:value-type="float">
            <text:p>3</text:p>
          </table:table-cell>
          <table:table-cell table:formula="of:=LEN([.C74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  <table:table-cell office:value-type="string" calcext:value-type="string">
            <text:p>Irokesische Sprachen</text:p>
          </table:table-cell>
          <table:table-cell table:formula="of:=LEN([.A75])" office:value-type="float" office:value="3" calcext:value-type="float">
            <text:p>3</text:p>
          </table:table-cell>
          <table:table-cell table:formula="of:=LEN([.C7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  <table:table-cell office:value-type="string" calcext:value-type="string">
            <text:p>Mon-Khmer-Sprachen (Andere)</text:p>
          </table:table-cell>
          <table:table-cell table:formula="of:=LEN([.A76])" office:value-type="float" office:value="3" calcext:value-type="float">
            <text:p>3</text:p>
          </table:table-cell>
          <table:table-cell table:formula="of:=LEN([.C76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  <table:table-cell office:value-type="string" calcext:value-type="string">
            <text:p>Newari</text:p>
          </table:table-cell>
          <table:table-cell table:formula="of:=LEN([.A77])" office:value-type="float" office:value="3" calcext:value-type="float">
            <text:p>3</text:p>
          </table:table-cell>
          <table:table-cell table:formula="of:=LEN([.C77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ccitan (post 1500)</text:p>
          </table:table-cell>
          <table:table-cell office:value-type="string" calcext:value-type="string">
            <text:p>occitan (après 1500)</text:p>
          </table:table-cell>
          <table:table-cell office:value-type="string" calcext:value-type="string">
            <text:p>Okzitanisch</text:p>
          </table:table-cell>
          <table:table-cell table:formula="of:=LEN([.A78])" office:value-type="float" office:value="3" calcext:value-type="float">
            <text:p>3</text:p>
          </table:table-cell>
          <table:table-cell table:formula="of:=LEN([.C7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  <table:table-cell office:value-type="string" calcext:value-type="string">
            <text:p>Altirisch</text:p>
          </table:table-cell>
          <table:table-cell table:formula="of:=LEN([.A79])" office:value-type="float" office:value="3" calcext:value-type="float">
            <text:p>3</text:p>
          </table:table-cell>
          <table:table-cell table:formula="of:=LEN([.C79])" office:value-type="float" office:value="19" calcext:value-type="float">
            <text:p>19</text:p>
          </table:table-cell>
        </table:table-row>
        <table:table-row table:style-name="ro7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  <table:table-cell office:value-type="string" calcext:value-type="string">
            <text:p>Bamileke-Sprachen</text:p>
          </table:table-cell>
          <table:table-cell table:formula="of:=LEN([.A80])" office:value-type="float" office:value="3" calcext:value-type="float">
            <text:p>3</text:p>
          </table:table-cell>
          <table:table-cell table:formula="of:=LEN([.C80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  <table:table-cell office:value-type="string" calcext:value-type="string">
            <text:p>Katalanisch</text:p>
          </table:table-cell>
          <table:table-cell table:formula="of:=LEN([.A81])" office:value-type="float" office:value="3" calcext:value-type="float">
            <text:p>3</text:p>
          </table:table-cell>
          <table:table-cell table:formula="of:=LEN([.C8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  <table:table-cell office:value-type="string" calcext:value-type="string">
            <text:p>Kuschitische Sprachen (Andere)</text:p>
          </table:table-cell>
          <table:table-cell table:formula="of:=LEN([.A82])" office:value-type="float" office:value="3" calcext:value-type="float">
            <text:p>3</text:p>
          </table:table-cell>
          <table:table-cell table:formula="of:=LEN([.C82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  <table:table-cell office:value-type="string" calcext:value-type="string">
            <text:p>Slave-Sprache</text:p>
          </table:table-cell>
          <table:table-cell table:formula="of:=LEN([.A83])" office:value-type="float" office:value="3" calcext:value-type="float">
            <text:p>3</text:p>
          </table:table-cell>
          <table:table-cell table:formula="of:=LEN([.C83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  <table:table-cell office:value-type="string" calcext:value-type="string">
            <text:p>Ägyptisch</text:p>
          </table:table-cell>
          <table:table-cell table:formula="of:=LEN([.A84])" office:value-type="float" office:value="3" calcext:value-type="float">
            <text:p>3</text:p>
          </table:table-cell>
          <table:table-cell table:formula="of:=LEN([.C84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  <table:table-cell office:value-type="string" calcext:value-type="string">
            <text:p>Pilipino</text:p>
          </table:table-cell>
          <table:table-cell table:formula="of:=LEN([.A85])" office:value-type="float" office:value="3" calcext:value-type="float">
            <text:p>3</text:p>
          </table:table-cell>
          <table:table-cell table:formula="of:=LEN([.C8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  <table:table-cell office:value-type="string" calcext:value-type="string">
            <text:p>Germanische Sprachen (Andere)</text:p>
          </table:table-cell>
          <table:table-cell table:formula="of:=LEN([.A86])" office:value-type="float" office:value="3" calcext:value-type="float">
            <text:p>3</text:p>
          </table:table-cell>
          <table:table-cell table:formula="of:=LEN([.C86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wanyama-Sprache</text:p>
          </table:table-cell>
          <table:table-cell table:formula="of:=LEN([.A87])" office:value-type="float" office:value="3" calcext:value-type="float">
            <text:p>3</text:p>
          </table:table-cell>
          <table:table-cell table:formula="of:=LEN([.C87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  <table:table-cell office:value-type="string" calcext:value-type="string">
            <text:p>Mehrere Sprachen</text:p>
          </table:table-cell>
          <table:table-cell table:formula="of:=LEN([.A88])" office:value-type="float" office:value="3" calcext:value-type="float">
            <text:p>3</text:p>
          </table:table-cell>
          <table:table-cell table:formula="of:=LEN([.C88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  <table:table-cell office:value-type="string" calcext:value-type="string">
            <text:p>Salish-Sprache</text:p>
          </table:table-cell>
          <table:table-cell table:formula="of:=LEN([.A89])" office:value-type="float" office:value="3" calcext:value-type="float">
            <text:p>3</text:p>
          </table:table-cell>
          <table:table-cell table:formula="of:=LEN([.C89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  <table:table-cell office:value-type="string" calcext:value-type="string">
            <text:p>Singhalesisch</text:p>
          </table:table-cell>
          <table:table-cell table:formula="of:=LEN([.A90])" office:value-type="float" office:value="3" calcext:value-type="float">
            <text:p>3</text:p>
          </table:table-cell>
          <table:table-cell table:formula="of:=LEN([.C90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  <table:table-cell office:value-type="string" calcext:value-type="string">
            <text:p>Spanisch</text:p>
          </table:table-cell>
          <table:table-cell table:formula="of:=LEN([.A91])" office:value-type="float" office:value="3" calcext:value-type="float">
            <text:p>3</text:p>
          </table:table-cell>
          <table:table-cell table:formula="of:=LEN([.C91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  <table:table-cell office:value-type="string" calcext:value-type="string">
            <text:p>Wakash-Sprachen</text:p>
          </table:table-cell>
          <table:table-cell table:formula="of:=LEN([.A92])" office:value-type="float" office:value="3" calcext:value-type="float">
            <text:p>3</text:p>
          </table:table-cell>
          <table:table-cell table:formula="of:=LEN([.C92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olaitta; Wolaytta</text:p>
          </table:table-cell>
          <table:table-cell office:value-type="string" calcext:value-type="string">
            <text:p>wolaitta; wolaytta</text:p>
          </table:table-cell>
          <table:table-cell office:value-type="string" calcext:value-type="string">
            <text:p>Walamo-Sprache</text:p>
          </table:table-cell>
          <table:table-cell table:formula="of:=LEN([.A93])" office:value-type="float" office:value="3" calcext:value-type="float">
            <text:p>3</text:p>
          </table:table-cell>
          <table:table-cell table:formula="of:=LEN([.C93])" office:value-type="float" office:value="18" calcext:value-type="float">
            <text:p>18</text:p>
          </table:table-cell>
        </table:table-row>
        <table:table-row table:style-name="ro7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  <table:table-cell office:value-type="string" calcext:value-type="string">
            <text:p>Lalo-Sprache</text:p>
          </table:table-cell>
          <table:table-cell table:formula="of:=LEN([.A94])" office:value-type="float" office:value="3" calcext:value-type="float">
            <text:p>3</text:p>
          </table:table-cell>
          <table:table-cell table:formula="of:=LEN([.C9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  <table:table-cell office:value-type="string" calcext:value-type="string">
            <text:p>Iranische Sprachen (Andere)</text:p>
          </table:table-cell>
          <table:table-cell table:formula="of:=LEN([.A95])" office:value-type="float" office:value="3" calcext:value-type="float">
            <text:p>3</text:p>
          </table:table-cell>
          <table:table-cell table:formula="of:=LEN([.C9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  <table:table-cell office:value-type="string" calcext:value-type="string">
            <text:p>Khoisan-Sprachen (Andere)</text:p>
          </table:table-cell>
          <table:table-cell table:formula="of:=LEN([.A96])" office:value-type="float" office:value="3" calcext:value-type="float">
            <text:p>3</text:p>
          </table:table-cell>
          <table:table-cell table:formula="of:=LEN([.C9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  <table:table-cell office:value-type="string" calcext:value-type="string">
            <text:p>Einzelne andere Sprachen</text:p>
          </table:table-cell>
          <table:table-cell table:formula="of:=LEN([.A97])" office:value-type="float" office:value="3" calcext:value-type="float">
            <text:p>3</text:p>
          </table:table-cell>
          <table:table-cell table:formula="of:=LEN([.C97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  <table:table-cell office:value-type="string" calcext:value-type="string">
            <text:p>Nahuatl</text:p>
          </table:table-cell>
          <table:table-cell table:formula="of:=LEN([.A98])" office:value-type="float" office:value="3" calcext:value-type="float">
            <text:p>3</text:p>
          </table:table-cell>
          <table:table-cell table:formula="of:=LEN([.C98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  <table:table-cell office:value-type="string" calcext:value-type="string">
            <text:p>Ossetisch</text:p>
          </table:table-cell>
          <table:table-cell table:formula="of:=LEN([.A99])" office:value-type="float" office:value="3" calcext:value-type="float">
            <text:p>3</text:p>
          </table:table-cell>
          <table:table-cell table:formula="of:=LEN([.C99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  <table:table-cell office:value-type="string" calcext:value-type="string">
            <text:p>Otomangue-Sprachen</text:p>
          </table:table-cell>
          <table:table-cell table:formula="of:=LEN([.A100])" office:value-type="float" office:value="3" calcext:value-type="float">
            <text:p>3</text:p>
          </table:table-cell>
          <table:table-cell table:formula="of:=LEN([.C100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  <table:table-cell office:value-type="string" calcext:value-type="string">
            <text:p>Prakrit</text:p>
          </table:table-cell>
          <table:table-cell table:formula="of:=LEN([.A101])" office:value-type="float" office:value="3" calcext:value-type="float">
            <text:p>3</text:p>
          </table:table-cell>
          <table:table-cell table:formula="of:=LEN([.C10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  <table:table-cell office:value-type="string" calcext:value-type="string">
            <text:p>Romanische Sprachen (Andere)</text:p>
          </table:table-cell>
          <table:table-cell table:formula="of:=LEN([.A102])" office:value-type="float" office:value="3" calcext:value-type="float">
            <text:p>3</text:p>
          </table:table-cell>
          <table:table-cell table:formula="of:=LEN([.C102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  <table:table-cell office:value-type="string" calcext:value-type="string">
            <text:p>Samaritanisch</text:p>
          </table:table-cell>
          <table:table-cell table:formula="of:=LEN([.A103])" office:value-type="float" office:value="3" calcext:value-type="float">
            <text:p>3</text:p>
          </table:table-cell>
          <table:table-cell table:formula="of:=LEN([.C10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  <table:table-cell office:value-type="string" calcext:value-type="string">
            <text:p>Semitische Sprachen (Andere)</text:p>
          </table:table-cell>
          <table:table-cell table:formula="of:=LEN([.A104])" office:value-type="float" office:value="3" calcext:value-type="float">
            <text:p>3</text:p>
          </table:table-cell>
          <table:table-cell table:formula="of:=LEN([.C104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  <table:table-cell office:value-type="string" calcext:value-type="string">
            <text:p>Songhai-Sprache</text:p>
          </table:table-cell>
          <table:table-cell table:formula="of:=LEN([.A105])" office:value-type="float" office:value="3" calcext:value-type="float">
            <text:p>3</text:p>
          </table:table-cell>
          <table:table-cell table:formula="of:=LEN([.C105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  <table:table-cell office:value-type="string" calcext:value-type="string">
            <text:p>Sorbisch (Andere)</text:p>
          </table:table-cell>
          <table:table-cell table:formula="of:=LEN([.A106])" office:value-type="float" office:value="3" calcext:value-type="float">
            <text:p>3</text:p>
          </table:table-cell>
          <table:table-cell table:formula="of:=LEN([.C106])" office:value-type="float" office:value="17" calcext:value-type="float">
            <text:p>17</text:p>
          </table:table-cell>
        </table:table-row>
        <table:table-row table:style-name="ro7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  <table:table-cell office:value-type="string" calcext:value-type="string">
            <text:p>Apachen-Sprachen</text:p>
          </table:table-cell>
          <table:table-cell table:formula="of:=LEN([.A107])" office:value-type="float" office:value="3" calcext:value-type="float">
            <text:p>3</text:p>
          </table:table-cell>
          <table:table-cell table:formula="of:=LEN([.C10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  <table:table-cell office:value-type="string" calcext:value-type="string">
            <text:p>Baltische Sprachen (Andere)</text:p>
          </table:table-cell>
          <table:table-cell table:formula="of:=LEN([.A108])" office:value-type="float" office:value="3" calcext:value-type="float">
            <text:p>3</text:p>
          </table:table-cell>
          <table:table-cell table:formula="of:=LEN([.C108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  <table:table-cell office:value-type="string" calcext:value-type="string">
            <text:p>Berbersprachen (Andere)</text:p>
          </table:table-cell>
          <table:table-cell table:formula="of:=LEN([.A109])" office:value-type="float" office:value="3" calcext:value-type="float">
            <text:p>3</text:p>
          </table:table-cell>
          <table:table-cell table:formula="of:=LEN([.C109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  <table:table-cell office:value-type="string" calcext:value-type="string">
            <text:p>Bihari (Andere)</text:p>
          </table:table-cell>
          <table:table-cell table:formula="of:=LEN([.A110])" office:value-type="float" office:value="3" calcext:value-type="float">
            <text:p>3</text:p>
          </table:table-cell>
          <table:table-cell table:formula="of:=LEN([.C110])" office:value-type="float" office:value="16" calcext:value-type="float">
            <text:p>16</text:p>
          </table:table-cell>
        </table:table-row>
        <table:table-row table:style-name="ro6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  <table:table-cell office:value-type="string" calcext:value-type="string">
            <text:p>Keltische Sprachen (Andere)</text:p>
          </table:table-cell>
          <table:table-cell table:formula="of:=LEN([.A111])" office:value-type="float" office:value="3" calcext:value-type="float">
            <text:p>3</text:p>
          </table:table-cell>
          <table:table-cell table:formula="of:=LEN([.C111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  <table:table-cell office:value-type="string" calcext:value-type="string">
            <text:p>Cham-Sprachen</text:p>
          </table:table-cell>
          <table:table-cell table:formula="of:=LEN([.A112])" office:value-type="float" office:value="3" calcext:value-type="float">
            <text:p>3</text:p>
          </table:table-cell>
          <table:table-cell table:formula="of:=LEN([.C112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  <table:table-cell office:value-type="string" calcext:value-type="string">
            <text:p>Nordfriesisch</text:p>
          </table:table-cell>
          <table:table-cell table:formula="of:=LEN([.A113])" office:value-type="float" office:value="3" calcext:value-type="float">
            <text:p>3</text:p>
          </table:table-cell>
          <table:table-cell table:formula="of:=LEN([.C113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  <table:table-cell office:value-type="string" calcext:value-type="string">
            <text:p>Sakisch</text:p>
          </table:table-cell>
          <table:table-cell table:formula="of:=LEN([.A114])" office:value-type="float" office:value="3" calcext:value-type="float">
            <text:p>3</text:p>
          </table:table-cell>
          <table:table-cell table:formula="of:=LEN([.C114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  <table:table-cell office:value-type="string" calcext:value-type="string">
            <text:p>Manobo-Sprachen</text:p>
          </table:table-cell>
          <table:table-cell table:formula="of:=LEN([.A115])" office:value-type="float" office:value="3" calcext:value-type="float">
            <text:p>3</text:p>
          </table:table-cell>
          <table:table-cell table:formula="of:=LEN([.C115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  <table:table-cell office:value-type="string" calcext:value-type="string">
            <text:p>Nubische Sprachen</text:p>
          </table:table-cell>
          <table:table-cell table:formula="of:=LEN([.A116])" office:value-type="float" office:value="3" calcext:value-type="float">
            <text:p>3</text:p>
          </table:table-cell>
          <table:table-cell table:formula="of:=LEN([.C116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  <table:table-cell office:value-type="string" calcext:value-type="string">
            <text:p>Papuasprachen (Andere)</text:p>
          </table:table-cell>
          <table:table-cell table:formula="of:=LEN([.A117])" office:value-type="float" office:value="3" calcext:value-type="float">
            <text:p>3</text:p>
          </table:table-cell>
          <table:table-cell table:formula="of:=LEN([.C117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  <table:table-cell office:value-type="string" calcext:value-type="string">
            <text:p>Pandschabi-Sprache</text:p>
          </table:table-cell>
          <table:table-cell table:formula="of:=LEN([.A118])" office:value-type="float" office:value="3" calcext:value-type="float">
            <text:p>3</text:p>
          </table:table-cell>
          <table:table-cell table:formula="of:=LEN([.C11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  <table:table-cell office:value-type="string" calcext:value-type="string">
            <text:p>Sioux-Sprachen (Andere)</text:p>
          </table:table-cell>
          <table:table-cell table:formula="of:=LEN([.A119])" office:value-type="float" office:value="3" calcext:value-type="float">
            <text:p>3</text:p>
          </table:table-cell>
          <table:table-cell table:formula="of:=LEN([.C11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  <table:table-cell office:value-type="string" calcext:value-type="string">
            <text:p>Slawische Sprachen (Andere)</text:p>
          </table:table-cell>
          <table:table-cell table:formula="of:=LEN([.A120])" office:value-type="float" office:value="3" calcext:value-type="float">
            <text:p>3</text:p>
          </table:table-cell>
          <table:table-cell table:formula="of:=LEN([.C120])" office:value-type="float" office:value="16" calcext:value-type="float">
            <text:p>16</text:p>
          </table:table-cell>
        </table:table-row>
        <table:table-row table:style-name="ro7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  <table:table-cell office:value-type="string" calcext:value-type="string">
            <text:p>Syrisch</text:p>
          </table:table-cell>
          <table:table-cell table:formula="of:=LEN([.A121])" office:value-type="float" office:value="3" calcext:value-type="float">
            <text:p>3</text:p>
          </table:table-cell>
          <table:table-cell table:formula="of:=LEN([.C12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  <table:table-cell office:value-type="string" calcext:value-type="string">
            <text:p>Altaische Sprachen (Andere)</text:p>
          </table:table-cell>
          <table:table-cell table:formula="of:=LEN([.A122])" office:value-type="float" office:value="3" calcext:value-type="float">
            <text:p>3</text:p>
          </table:table-cell>
          <table:table-cell table:formula="of:=LEN([.C122])" office:value-type="float" office:value="16" calcext:value-type="float">
            <text:p>16</text:p>
          </table:table-cell>
        </table:table-row>
        <table:table-row table:style-name="ro6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  <table:table-cell office:value-type="string" calcext:value-type="string">
            <text:p>Banda-Sprachen (Ubangi-Sprachen)</text:p>
          </table:table-cell>
          <table:table-cell table:formula="of:=LEN([.A123])" office:value-type="float" office:value="3" calcext:value-type="float">
            <text:p>3</text:p>
          </table:table-cell>
          <table:table-cell table:formula="of:=LEN([.C123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  <table:table-cell office:value-type="string" calcext:value-type="string">
            <text:p>Bedauye</text:p>
          </table:table-cell>
          <table:table-cell table:formula="of:=LEN([.A124])" office:value-type="float" office:value="3" calcext:value-type="float">
            <text:p>3</text:p>
          </table:table-cell>
          <table:table-cell table:formula="of:=LEN([.C124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ntu languages</text:p>
          </table:table-cell>
          <table:table-cell office:value-type="string" calcext:value-type="string">
            <text:p>bantou, langues</text:p>
          </table:table-cell>
          <table:table-cell office:value-type="string" calcext:value-type="string">
            <text:p>Bantusprachen (Andere)</text:p>
          </table:table-cell>
          <table:table-cell table:formula="of:=LEN([.A125])" office:value-type="float" office:value="3" calcext:value-type="float">
            <text:p>3</text:p>
          </table:table-cell>
          <table:table-cell table:formula="of:=LEN([.C125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  <table:table-cell office:value-type="string" calcext:value-type="string">
            <text:p>Batak-Sprache</text:p>
          </table:table-cell>
          <table:table-cell table:formula="of:=LEN([.A126])" office:value-type="float" office:value="3" calcext:value-type="float">
            <text:p>3</text:p>
          </table:table-cell>
          <table:table-cell table:formula="of:=LEN([.C126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  <table:table-cell office:value-type="string" calcext:value-type="string">
            <text:p>Ostfriesisch</text:p>
          </table:table-cell>
          <table:table-cell table:formula="of:=LEN([.A127])" office:value-type="float" office:value="3" calcext:value-type="float">
            <text:p>3</text:p>
          </table:table-cell>
          <table:table-cell table:formula="of:=LEN([.C127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  <table:table-cell office:value-type="string" calcext:value-type="string">
            <text:p>Friesisch</text:p>
          </table:table-cell>
          <table:table-cell table:formula="of:=LEN([.A128])" office:value-type="float" office:value="3" calcext:value-type="float">
            <text:p>3</text:p>
          </table:table-cell>
          <table:table-cell table:formula="of:=LEN([.C12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  <table:table-cell office:value-type="string" calcext:value-type="string">
            <text:p>Indoarische Sprachen (Andere)</text:p>
          </table:table-cell>
          <table:table-cell table:formula="of:=LEN([.A129])" office:value-type="float" office:value="3" calcext:value-type="float">
            <text:p>3</text:p>
          </table:table-cell>
          <table:table-cell table:formula="of:=LEN([.C129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  <table:table-cell office:value-type="string" calcext:value-type="string">
            <text:p>Kachin-Sprache</text:p>
          </table:table-cell>
          <table:table-cell table:formula="of:=LEN([.A130])" office:value-type="float" office:value="3" calcext:value-type="float">
            <text:p>3</text:p>
          </table:table-cell>
          <table:table-cell table:formula="of:=LEN([.C130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  <table:table-cell office:value-type="string" calcext:value-type="string">
            <text:p>Karenisch</text:p>
          </table:table-cell>
          <table:table-cell table:formula="of:=LEN([.A131])" office:value-type="float" office:value="3" calcext:value-type="float">
            <text:p>3</text:p>
          </table:table-cell>
          <table:table-cell table:formula="of:=LEN([.C131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  <table:table-cell office:value-type="string" calcext:value-type="string">
            <text:p>Kirgisisch</text:p>
          </table:table-cell>
          <table:table-cell table:formula="of:=LEN([.A132])" office:value-type="float" office:value="3" calcext:value-type="float">
            <text:p>3</text:p>
          </table:table-cell>
          <table:table-cell table:formula="of:=LEN([.C132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  <table:table-cell office:value-type="string" calcext:value-type="string">
            <text:p>Karatschaiisch-Balkarisch</text:p>
          </table:table-cell>
          <table:table-cell table:formula="of:=LEN([.A133])" office:value-type="float" office:value="3" calcext:value-type="float">
            <text:p>3</text:p>
          </table:table-cell>
          <table:table-cell table:formula="of:=LEN([.C133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  <table:table-cell office:value-type="string" calcext:value-type="string">
            <text:p>Micmac-Sprache</text:p>
          </table:table-cell>
          <table:table-cell table:formula="of:=LEN([.A134])" office:value-type="float" office:value="3" calcext:value-type="float">
            <text:p>3</text:p>
          </table:table-cell>
          <table:table-cell table:formula="of:=LEN([.C134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  <table:table-cell office:value-type="string" calcext:value-type="string">
            <text:p>Mundasprachen (Andere)</text:p>
          </table:table-cell>
          <table:table-cell table:formula="of:=LEN([.A135])" office:value-type="float" office:value="3" calcext:value-type="float">
            <text:p>3</text:p>
          </table:table-cell>
          <table:table-cell table:formula="of:=LEN([.C135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  <table:table-cell office:value-type="string" calcext:value-type="string">
            <text:p>Maya-Sprachen</text:p>
          </table:table-cell>
          <table:table-cell table:formula="of:=LEN([.A136])" office:value-type="float" office:value="3" calcext:value-type="float">
            <text:p>3</text:p>
          </table:table-cell>
          <table:table-cell table:formula="of:=LEN([.C136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  <table:table-cell office:value-type="string" calcext:value-type="string">
            <text:p>Süd-Sotho-Sprache</text:p>
          </table:table-cell>
          <table:table-cell table:formula="of:=LEN([.A137])" office:value-type="float" office:value="3" calcext:value-type="float">
            <text:p>3</text:p>
          </table:table-cell>
          <table:table-cell table:formula="of:=LEN([.C137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  <table:table-cell office:value-type="string" calcext:value-type="string">
            <text:p>Ypik-Sprachen</text:p>
          </table:table-cell>
          <table:table-cell table:formula="of:=LEN([.A138])" office:value-type="float" office:value="3" calcext:value-type="float">
            <text:p>3</text:p>
          </table:table-cell>
          <table:table-cell table:formula="of:=LEN([.C138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  <table:table-cell office:value-type="string" calcext:value-type="string">
            <text:p>Zande-Sprachen</text:p>
          </table:table-cell>
          <table:table-cell table:formula="of:=LEN([.A139])" office:value-type="float" office:value="3" calcext:value-type="float">
            <text:p>3</text:p>
          </table:table-cell>
          <table:table-cell table:formula="of:=LEN([.C139])" office:value-type="float" office:value="15" calcext:value-type="float">
            <text:p>15</text:p>
          </table:table-cell>
        </table:table-row>
        <table:table-row table:style-name="ro7">
          <table:table-cell office:value-type="string" calcext:value-type="string">
            <text:p>dut (B)</text:p>
            <text:p>nld (T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  <table:table-cell office:value-type="string" calcext:value-type="string">
            <text:p>Niederländisch</text:p>
          </table:table-cell>
          <table:table-cell table:formula="of:=LEN([.A140])" office:value-type="float" office:value="15" calcext:value-type="float">
            <text:p>15</text:p>
          </table:table-cell>
          <table:table-cell table:formula="of:=LEN([.C140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dut (B)</text:p>
            <text:p>nld (T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  <table:table-cell office:value-type="string" calcext:value-type="string">
            <text:p>Niederländisch</text:p>
          </table:table-cell>
          <table:table-cell table:formula="of:=LEN([.A141])" office:value-type="float" office:value="15" calcext:value-type="float">
            <text:p>15</text:p>
          </table:table-cell>
          <table:table-cell table:formula="of:=LEN([.C141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  <table:table-cell office:value-type="string" calcext:value-type="string">
            <text:p>Adygisch</text:p>
          </table:table-cell>
          <table:table-cell table:formula="of:=LEN([.A142])" office:value-type="float" office:value="3" calcext:value-type="float">
            <text:p>3</text:p>
          </table:table-cell>
          <table:table-cell table:formula="of:=LEN([.C142])"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  <table:table-cell office:value-type="string" calcext:value-type="string">
            <text:p>Altaisch</text:p>
          </table:table-cell>
          <table:table-cell table:formula="of:=LEN([.A143])" office:value-type="float" office:value="3" calcext:value-type="float">
            <text:p>3</text:p>
          </table:table-cell>
          <table:table-cell table:formula="of:=LEN([.C143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  <table:table-cell office:value-type="string" calcext:value-type="string">
            <text:p>Chinook-Jargon</text:p>
          </table:table-cell>
          <table:table-cell table:formula="of:=LEN([.A144])" office:value-type="float" office:value="3" calcext:value-type="float">
            <text:p>3</text:p>
          </table:table-cell>
          <table:table-cell table:formula="of:=LEN([.C144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  <table:table-cell office:value-type="string" calcext:value-type="string">
            <text:p>Kikuyu-Sprache</text:p>
          </table:table-cell>
          <table:table-cell table:formula="of:=LEN([.A145])" office:value-type="float" office:value="3" calcext:value-type="float">
            <text:p>3</text:p>
          </table:table-cell>
          <table:table-cell table:formula="of:=LEN([.C145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  <table:table-cell office:value-type="string" calcext:value-type="string">
            <text:p>Navajo-Sprache</text:p>
          </table:table-cell>
          <table:table-cell table:formula="of:=LEN([.A146])" office:value-type="float" office:value="3" calcext:value-type="float">
            <text:p>3</text:p>
          </table:table-cell>
          <table:table-cell table:formula="of:=LEN([.C146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  <table:table-cell office:value-type="string" calcext:value-type="string">
            <text:p>Paschtu</text:p>
          </table:table-cell>
          <table:table-cell table:formula="of:=LEN([.A147])" office:value-type="float" office:value="3" calcext:value-type="float">
            <text:p>3</text:p>
          </table:table-cell>
          <table:table-cell table:formula="of:=LEN([.C147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  <table:table-cell office:value-type="string" calcext:value-type="string">
            <text:p>Zeichensprachen</text:p>
          </table:table-cell>
          <table:table-cell table:formula="of:=LEN([.A148])" office:value-type="float" office:value="3" calcext:value-type="float">
            <text:p>3</text:p>
          </table:table-cell>
          <table:table-cell table:formula="of:=LEN([.C148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  <table:table-cell office:value-type="string" calcext:value-type="string">
            <text:p>Saamisch</text:p>
          </table:table-cell>
          <table:table-cell table:formula="of:=LEN([.A149])" office:value-type="float" office:value="3" calcext:value-type="float">
            <text:p>3</text:p>
          </table:table-cell>
          <table:table-cell table:formula="of:=LEN([.C149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  <table:table-cell office:value-type="string" calcext:value-type="string">
            <text:p>Tupi-Sprache</text:p>
          </table:table-cell>
          <table:table-cell table:formula="of:=LEN([.A150])" office:value-type="float" office:value="3" calcext:value-type="float">
            <text:p>3</text:p>
          </table:table-cell>
          <table:table-cell table:formula="of:=LEN([.C150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  <table:table-cell office:value-type="string" calcext:value-type="string">
            <text:p>Uigurisch</text:p>
          </table:table-cell>
          <table:table-cell table:formula="of:=LEN([.A151])" office:value-type="float" office:value="3" calcext:value-type="float">
            <text:p>3</text:p>
          </table:table-cell>
          <table:table-cell table:formula="of:=LEN([.C151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</text:p>
          </table:table-cell>
          <table:table-cell table:formula="of:=LEN([.A152])" office:value-type="float" office:value="3" calcext:value-type="float">
            <text:p>3</text:p>
          </table:table-cell>
          <table:table-cell table:formula="of:=LEN([.C152])" office:value-type="float" office:value="14" calcext:value-type="float">
            <text:p>14</text:p>
          </table:table-cell>
        </table:table-row>
        <table:table-row table:style-name="ro7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  <table:table-cell office:value-type="string" calcext:value-type="string">
            <text:p>Niedersorbisch</text:p>
          </table:table-cell>
          <table:table-cell table:formula="of:=LEN([.A153])" office:value-type="float" office:value="3" calcext:value-type="float">
            <text:p>3</text:p>
          </table:table-cell>
          <table:table-cell table:formula="of:=LEN([.C153])" office:value-type="float" office:value="13" calcext:value-type="float">
            <text:p>13</text:p>
          </table:table-cell>
        </table:table-row>
        <table:table-row table:style-name="ro8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  <table:table-cell office:value-type="string" calcext:value-type="string">
            <text:p>Obersorbisch</text:p>
          </table:table-cell>
          <table:table-cell table:formula="of:=LEN([.A154])" office:value-type="float" office:value="3" calcext:value-type="float">
            <text:p>3</text:p>
          </table:table-cell>
          <table:table-cell table:formula="of:=LEN([.C154])" office:value-type="float" office:value="13" calcext:value-type="float">
            <text:p>13</text:p>
          </table:table-cell>
        </table:table-row>
        <table:table-row table:style-name="ro8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  <table:table-cell office:value-type="string" calcext:value-type="string">
            <text:p>Ijo-Sprache</text:p>
          </table:table-cell>
          <table:table-cell table:formula="of:=LEN([.A155])" office:value-type="float" office:value="3" calcext:value-type="float">
            <text:p>3</text:p>
          </table:table-cell>
          <table:table-cell table:formula="of:=LEN([.C155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  <table:table-cell office:value-type="string" calcext:value-type="string">
            <text:p>Jüdisch-Persisch</text:p>
          </table:table-cell>
          <table:table-cell table:formula="of:=LEN([.A156])" office:value-type="float" office:value="3" calcext:value-type="float">
            <text:p>3</text:p>
          </table:table-cell>
          <table:table-cell table:formula="of:=LEN([.C156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  <table:table-cell office:value-type="string" calcext:value-type="string">
            <text:p>Kambodschanisch</text:p>
          </table:table-cell>
          <table:table-cell table:formula="of:=LEN([.A157])" office:value-type="float" office:value="3" calcext:value-type="float">
            <text:p>3</text:p>
          </table:table-cell>
          <table:table-cell table:formula="of:=LEN([.C157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  <table:table-cell office:value-type="string" calcext:value-type="string">
            <text:p>Kru-Sprachen (Andere)</text:p>
          </table:table-cell>
          <table:table-cell table:formula="of:=LEN([.A158])" office:value-type="float" office:value="3" calcext:value-type="float">
            <text:p>3</text:p>
          </table:table-cell>
          <table:table-cell table:formula="of:=LEN([.C158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  <table:table-cell office:value-type="string" calcext:value-type="string">
            <text:p>Südsaamisch</text:p>
          </table:table-cell>
          <table:table-cell table:formula="of:=LEN([.A159])" office:value-type="float" office:value="3" calcext:value-type="float">
            <text:p>3</text:p>
          </table:table-cell>
          <table:table-cell table:formula="of:=LEN([.C159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  <table:table-cell office:value-type="string" calcext:value-type="string">
            <text:p>Nordsaamisch</text:p>
          </table:table-cell>
          <table:table-cell table:formula="of:=LEN([.A160])" office:value-type="float" office:value="3" calcext:value-type="float">
            <text:p>3</text:p>
          </table:table-cell>
          <table:table-cell table:formula="of:=LEN([.C160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  <table:table-cell office:value-type="string" calcext:value-type="string">
            <text:p>Thaisprachen (Andere)</text:p>
          </table:table-cell>
          <table:table-cell table:formula="of:=LEN([.A161])" office:value-type="float" office:value="3" calcext:value-type="float">
            <text:p>3</text:p>
          </table:table-cell>
          <table:table-cell table:formula="of:=LEN([.C16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  <table:table-cell office:value-type="string" calcext:value-type="string">
            <text:p>Tonga (Bantusprache, Sambia)</text:p>
          </table:table-cell>
          <table:table-cell table:formula="of:=LEN([.A162])" office:value-type="float" office:value="3" calcext:value-type="float">
            <text:p>3</text:p>
          </table:table-cell>
          <table:table-cell table:formula="of:=LEN([.C162])" office:value-type="float" office:value="13" calcext:value-type="float">
            <text:p>13</text:p>
          </table:table-cell>
        </table:table-row>
        <table:table-row table:style-name="ro8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  <table:table-cell office:value-type="string" calcext:value-type="string">
            <text:p>Kalmückisch</text:p>
          </table:table-cell>
          <table:table-cell table:formula="of:=LEN([.A163])" office:value-type="float" office:value="3" calcext:value-type="float">
            <text:p>3</text:p>
          </table:table-cell>
          <table:table-cell table:formula="of:=LEN([.C163])" office:value-type="float" office:value="13" calcext:value-type="float">
            <text:p>13</text:p>
          </table:table-cell>
        </table:table-row>
        <table:table-row table:style-name="ro7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  <table:table-cell office:value-type="string" calcext:value-type="string">
            <text:p>Karibische Sprachen</text:p>
          </table:table-cell>
          <table:table-cell table:formula="of:=LEN([.A164])" office:value-type="float" office:value="3" calcext:value-type="float">
            <text:p>3</text:p>
          </table:table-cell>
          <table:table-cell table:formula="of:=LEN([.C164])"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  <table:table-cell office:value-type="string" calcext:value-type="string">
            <text:p>Jüdisch-Arabisch</text:p>
          </table:table-cell>
          <table:table-cell table:formula="of:=LEN([.A165])" office:value-type="float" office:value="3" calcext:value-type="float">
            <text:p>3</text:p>
          </table:table-cell>
          <table:table-cell table:formula="of:=LEN([.C16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-Sprache</text:p>
          </table:table-cell>
          <table:table-cell table:formula="of:=LEN([.A166])" office:value-type="float" office:value="3" calcext:value-type="float">
            <text:p>3</text:p>
          </table:table-cell>
          <table:table-cell table:formula="of:=LEN([.C166])" office:value-type="float" office:value="12" calcext:value-type="float">
            <text:p>12</text:p>
          </table:table-cell>
        </table:table-row>
        <table:table-row table:style-name="ro8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  <table:table-cell office:value-type="string" calcext:value-type="string">
            <text:p>Sranantongo</text:p>
          </table:table-cell>
          <table:table-cell table:formula="of:=LEN([.A167])" office:value-type="float" office:value="3" calcext:value-type="float">
            <text:p>3</text:p>
          </table:table-cell>
          <table:table-cell table:formula="of:=LEN([.C167])"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  <table:table-cell office:value-type="string" calcext:value-type="string">
            <text:p>Nicht zu entscheiden</text:p>
          </table:table-cell>
          <table:table-cell table:formula="of:=LEN([.A168])" office:value-type="float" office:value="3" calcext:value-type="float">
            <text:p>3</text:p>
          </table:table-cell>
          <table:table-cell table:formula="of:=LEN([.C168])"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  <table:table-cell office:value-type="string" calcext:value-type="string">
            <text:p>Aserbeidschanisch</text:p>
          </table:table-cell>
          <table:table-cell table:formula="of:=LEN([.A169])" office:value-type="float" office:value="3" calcext:value-type="float">
            <text:p>3</text:p>
          </table:table-cell>
          <table:table-cell table:formula="of:=LEN([.C169])"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  <table:table-cell office:value-type="string" calcext:value-type="string">
            <text:p>Bilin-Sprache</text:p>
          </table:table-cell>
          <table:table-cell table:formula="of:=LEN([.A170])" office:value-type="float" office:value="3" calcext:value-type="float">
            <text:p>3</text:p>
          </table:table-cell>
          <table:table-cell table:formula="of:=LEN([.C170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  <table:table-cell office:value-type="string" calcext:value-type="string">
            <text:p>Miao-Sprachen</text:p>
          </table:table-cell>
          <table:table-cell table:formula="of:=LEN([.A171])" office:value-type="float" office:value="3" calcext:value-type="float">
            <text:p>3</text:p>
          </table:table-cell>
          <table:table-cell table:formula="of:=LEN([.C171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  <table:table-cell office:value-type="string" calcext:value-type="string">
            <text:p>Karakalpakisch</text:p>
          </table:table-cell>
          <table:table-cell table:formula="of:=LEN([.A172])" office:value-type="float" office:value="3" calcext:value-type="float">
            <text:p>3</text:p>
          </table:table-cell>
          <table:table-cell table:formula="of:=LEN([.C172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nda-Sprache</text:p>
          </table:table-cell>
          <table:table-cell table:formula="of:=LEN([.A173])" office:value-type="float" office:value="3" calcext:value-type="float">
            <text:p>3</text:p>
          </table:table-cell>
          <table:table-cell table:formula="of:=LEN([.C173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arschallesisch</text:p>
          </table:table-cell>
          <table:table-cell table:formula="of:=LEN([.A174])" office:value-type="float" office:value="3" calcext:value-type="float">
            <text:p>3</text:p>
          </table:table-cell>
          <table:table-cell table:formula="of:=LEN([.C174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nangkabau-Sprache</text:p>
          </table:table-cell>
          <table:table-cell table:formula="of:=LEN([.A175])" office:value-type="float" office:value="3" calcext:value-type="float">
            <text:p>3</text:p>
          </table:table-cell>
          <table:table-cell table:formula="of:=LEN([.C175])"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mac (B)</text:p>
            <text:p>mkd (T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  <table:table-cell office:value-type="string" calcext:value-type="string">
            <text:p>Makedonisch</text:p>
          </table:table-cell>
          <table:table-cell table:formula="of:=LEN([.A176])" office:value-type="float" office:value="15" calcext:value-type="float">
            <text:p>15</text:p>
          </table:table-cell>
          <table:table-cell table:formula="of:=LEN([.C176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mac (B)</text:p>
            <text:p>mkd (T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  <table:table-cell office:value-type="string" calcext:value-type="string">
            <text:p>Makedonisch</text:p>
          </table:table-cell>
          <table:table-cell table:formula="of:=LEN([.A177])" office:value-type="float" office:value="15" calcext:value-type="float">
            <text:p>15</text:p>
          </table:table-cell>
          <table:table-cell table:formula="of:=LEN([.C177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Weißrussisch</text:p>
          </table:table-cell>
          <table:table-cell table:formula="of:=LEN([.A178])" office:value-type="float" office:value="3" calcext:value-type="float">
            <text:p>3</text:p>
          </table:table-cell>
          <table:table-cell table:formula="of:=LEN([.C178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Gilbertesisch</text:p>
          </table:table-cell>
          <table:table-cell table:formula="of:=LEN([.A179])" office:value-type="float" office:value="3" calcext:value-type="float">
            <text:p>3</text:p>
          </table:table-cell>
          <table:table-cell table:formula="of:=LEN([.C179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  <table:table-cell office:value-type="string" calcext:value-type="string">
            <text:p>Hiligaynon-Sprache</text:p>
          </table:table-cell>
          <table:table-cell table:formula="of:=LEN([.A180])" office:value-type="float" office:value="3" calcext:value-type="float">
            <text:p>3</text:p>
          </table:table-cell>
          <table:table-cell table:formula="of:=LEN([.C180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  <table:table-cell office:value-type="string" calcext:value-type="string">
            <text:p>Bahasa Indonesia</text:p>
          </table:table-cell>
          <table:table-cell table:formula="of:=LEN([.A181])" office:value-type="float" office:value="3" calcext:value-type="float">
            <text:p>3</text:p>
          </table:table-cell>
          <table:table-cell table:formula="of:=LEN([.C181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  <table:table-cell office:value-type="string" calcext:value-type="string">
            <text:p>Litauisch</text:p>
          </table:table-cell>
          <table:table-cell table:formula="of:=LEN([.A182])" office:value-type="float" office:value="3" calcext:value-type="float">
            <text:p>3</text:p>
          </table:table-cell>
          <table:table-cell table:formula="of:=LEN([.C182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  <table:table-cell office:value-type="string" calcext:value-type="string">
            <text:p>Lulua-Sprache</text:p>
          </table:table-cell>
          <table:table-cell table:formula="of:=LEN([.A183])" office:value-type="float" office:value="3" calcext:value-type="float">
            <text:p>3</text:p>
          </table:table-cell>
          <table:table-cell table:formula="of:=LEN([.C183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  <table:table-cell office:value-type="string" calcext:value-type="string">
            <text:p>Neapel / Mundart</text:p>
          </table:table-cell>
          <table:table-cell table:formula="of:=LEN([.A184])" office:value-type="float" office:value="3" calcext:value-type="float">
            <text:p>3</text:p>
          </table:table-cell>
          <table:table-cell table:formula="of:=LEN([.C184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  <table:table-cell office:value-type="string" calcext:value-type="string">
            <text:p>Altnorwegisch</text:p>
          </table:table-cell>
          <table:table-cell table:formula="of:=LEN([.A185])" office:value-type="float" office:value="3" calcext:value-type="float">
            <text:p>3</text:p>
          </table:table-cell>
          <table:table-cell table:formula="of:=LEN([.C185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Pangasinan-Sprache</text:p>
          </table:table-cell>
          <table:table-cell table:formula="of:=LEN([.A186])" office:value-type="float" office:value="3" calcext:value-type="float">
            <text:p>3</text:p>
          </table:table-cell>
          <table:table-cell table:formula="of:=LEN([.C186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  <table:table-cell table:formula="of:=LEN([.A187])" office:value-type="float" office:value="3" calcext:value-type="float">
            <text:p>3</text:p>
          </table:table-cell>
          <table:table-cell table:formula="of:=LEN([.C187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  <table:table-cell office:value-type="string" calcext:value-type="string">
            <text:p>Phönikisch</text:p>
          </table:table-cell>
          <table:table-cell table:formula="of:=LEN([.A188])" office:value-type="float" office:value="3" calcext:value-type="float">
            <text:p>3</text:p>
          </table:table-cell>
          <table:table-cell table:formula="of:=LEN([.C188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  <table:table-cell office:value-type="string" calcext:value-type="string">
            <text:p>Portugiesisch</text:p>
          </table:table-cell>
          <table:table-cell table:formula="of:=LEN([.A189])" office:value-type="float" office:value="3" calcext:value-type="float">
            <text:p>3</text:p>
          </table:table-cell>
          <table:table-cell table:formula="of:=LEN([.C189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  <table:table-cell table:formula="of:=LEN([.A190])" office:value-type="float" office:value="3" calcext:value-type="float">
            <text:p>3</text:p>
          </table:table-cell>
          <table:table-cell table:formula="of:=LEN([.C190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  <table:table-cell office:value-type="string" calcext:value-type="string">
            <text:p>Inarisaamisch</text:p>
          </table:table-cell>
          <table:table-cell table:formula="of:=LEN([.A191])" office:value-type="float" office:value="3" calcext:value-type="float">
            <text:p>3</text:p>
          </table:table-cell>
          <table:table-cell table:formula="of:=LEN([.C191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  <table:table-cell office:value-type="string" calcext:value-type="string">
            <text:p>Skoltsaamisch</text:p>
          </table:table-cell>
          <table:table-cell table:formula="of:=LEN([.A192])" office:value-type="float" office:value="3" calcext:value-type="float">
            <text:p>3</text:p>
          </table:table-cell>
          <table:table-cell table:formula="of:=LEN([.C192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  <table:table-cell office:value-type="string" calcext:value-type="string">
            <text:p>Vietnamesisch</text:p>
          </table:table-cell>
          <table:table-cell table:formula="of:=LEN([.A193])" office:value-type="float" office:value="3" calcext:value-type="float">
            <text:p>3</text:p>
          </table:table-cell>
          <table:table-cell table:formula="of:=LEN([.C193])"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ice (B)</text:p>
            <text:p>isl (T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  <table:table-cell office:value-type="string" calcext:value-type="string">
            <text:p>Isländisch</text:p>
          </table:table-cell>
          <table:table-cell table:formula="of:=LEN([.A194])" office:value-type="float" office:value="15" calcext:value-type="float">
            <text:p>15</text:p>
          </table:table-cell>
          <table:table-cell table:formula="of:=LEN([.C194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ice (B)</text:p>
            <text:p>isl (T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  <table:table-cell office:value-type="string" calcext:value-type="string">
            <text:p>Isländisch</text:p>
          </table:table-cell>
          <table:table-cell table:formula="of:=LEN([.A195])" office:value-type="float" office:value="15" calcext:value-type="float">
            <text:p>15</text:p>
          </table:table-cell>
          <table:table-cell table:formula="of:=LEN([.C195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  <table:table-cell office:value-type="string" calcext:value-type="string">
            <text:p>Abchasisch</text:p>
          </table:table-cell>
          <table:table-cell table:formula="of:=LEN([.A196])" office:value-type="float" office:value="3" calcext:value-type="float">
            <text:p>3</text:p>
          </table:table-cell>
          <table:table-cell table:formula="of:=LEN([.C196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  <table:table-cell table:formula="of:=LEN([.A197])" office:value-type="float" office:value="3" calcext:value-type="float">
            <text:p>3</text:p>
          </table:table-cell>
          <table:table-cell table:formula="of:=LEN([.C197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  <table:table-cell office:value-type="string" calcext:value-type="string">
            <text:p>Aragonesisch</text:p>
          </table:table-cell>
          <table:table-cell table:formula="of:=LEN([.A198])" office:value-type="float" office:value="3" calcext:value-type="float">
            <text:p>3</text:p>
          </table:table-cell>
          <table:table-cell table:formula="of:=LEN([.C198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  <table:table-cell office:value-type="string" calcext:value-type="string">
            <text:p>Edo-Sprache</text:p>
          </table:table-cell>
          <table:table-cell table:formula="of:=LEN([.A199])" office:value-type="float" office:value="3" calcext:value-type="float">
            <text:p>3</text:p>
          </table:table-cell>
          <table:table-cell table:formula="of:=LEN([.C199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  <table:table-cell office:value-type="string" calcext:value-type="string">
            <text:p>Bulgarisch</text:p>
          </table:table-cell>
          <table:table-cell table:formula="of:=LEN([.A200])" office:value-type="float" office:value="3" calcext:value-type="float">
            <text:p>3</text:p>
          </table:table-cell>
          <table:table-cell table:formula="of:=LEN([.C200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  <table:table-cell office:value-type="string" calcext:value-type="string">
            <text:p>Kaschubisch</text:p>
          </table:table-cell>
          <table:table-cell table:formula="of:=LEN([.A201])" office:value-type="float" office:value="3" calcext:value-type="float">
            <text:p>3</text:p>
          </table:table-cell>
          <table:table-cell table:formula="of:=LEN([.C201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  <table:table-cell office:value-type="string" calcext:value-type="string">
            <text:p>Esperanto</text:p>
          </table:table-cell>
          <table:table-cell table:formula="of:=LEN([.A202])" office:value-type="float" office:value="3" calcext:value-type="float">
            <text:p>3</text:p>
          </table:table-cell>
          <table:table-cell table:formula="of:=LEN([.C202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Gorontalesisch</text:p>
          </table:table-cell>
          <table:table-cell table:formula="of:=LEN([.A203])" office:value-type="float" office:value="3" calcext:value-type="float">
            <text:p>3</text:p>
          </table:table-cell>
          <table:table-cell table:formula="of:=LEN([.C203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-Motu</text:p>
          </table:table-cell>
          <table:table-cell table:formula="of:=LEN([.A204])" office:value-type="float" office:value="3" calcext:value-type="float">
            <text:p>3</text:p>
          </table:table-cell>
          <table:table-cell table:formula="of:=LEN([.C204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  <table:table-cell office:value-type="string" calcext:value-type="string">
            <text:p>Ungarisch</text:p>
          </table:table-cell>
          <table:table-cell table:formula="of:=LEN([.A205])" office:value-type="float" office:value="3" calcext:value-type="float">
            <text:p>3</text:p>
          </table:table-cell>
          <table:table-cell table:formula="of:=LEN([.C205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  <table:table-cell table:formula="of:=LEN([.A206])" office:value-type="float" office:value="3" calcext:value-type="float">
            <text:p>3</text:p>
          </table:table-cell>
          <table:table-cell table:formula="of:=LEN([.C206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  <table:table-cell office:value-type="string" calcext:value-type="string">
            <text:p>Kabardinisch</text:p>
          </table:table-cell>
          <table:table-cell table:formula="of:=LEN([.A207])" office:value-type="float" office:value="3" calcext:value-type="float">
            <text:p>3</text:p>
          </table:table-cell>
          <table:table-cell table:formula="of:=LEN([.C207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  <table:table-cell table:formula="of:=LEN([.A208])" office:value-type="float" office:value="3" calcext:value-type="float">
            <text:p>3</text:p>
          </table:table-cell>
          <table:table-cell table:formula="of:=LEN([.C208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  <table:table-cell office:value-type="string" calcext:value-type="string">
            <text:p>Mongolisch</text:p>
          </table:table-cell>
          <table:table-cell table:formula="of:=LEN([.A209])" office:value-type="float" office:value="3" calcext:value-type="float">
            <text:p>3</text:p>
          </table:table-cell>
          <table:table-cell table:formula="of:=LEN([.C209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  <table:table-cell office:value-type="string" calcext:value-type="string">
            <text:p>Mirandesisch</text:p>
          </table:table-cell>
          <table:table-cell table:formula="of:=LEN([.A210])" office:value-type="float" office:value="3" calcext:value-type="float">
            <text:p>3</text:p>
          </table:table-cell>
          <table:table-cell table:formula="of:=LEN([.C210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  <table:table-cell office:value-type="string" calcext:value-type="string">
            <text:p>Norwegisch</text:p>
          </table:table-cell>
          <table:table-cell table:formula="of:=LEN([.A211])" office:value-type="float" office:value="3" calcext:value-type="float">
            <text:p>3</text:p>
          </table:table-cell>
          <table:table-cell table:formula="of:=LEN([.C211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  <table:table-cell office:value-type="string" calcext:value-type="string">
            <text:p>Ponapeanisch</text:p>
          </table:table-cell>
          <table:table-cell table:formula="of:=LEN([.A212])" office:value-type="float" office:value="3" calcext:value-type="float">
            <text:p>3</text:p>
          </table:table-cell>
          <table:table-cell table:formula="of:=LEN([.C212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  <table:table-cell office:value-type="string" calcext:value-type="string">
            <text:p>Slowenisch</text:p>
          </table:table-cell>
          <table:table-cell table:formula="of:=LEN([.A213])" office:value-type="float" office:value="3" calcext:value-type="float">
            <text:p>3</text:p>
          </table:table-cell>
          <table:table-cell table:formula="of:=LEN([.C213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  <table:table-cell office:value-type="string" calcext:value-type="string">
            <text:p>Lulesaamisch</text:p>
          </table:table-cell>
          <table:table-cell table:formula="of:=LEN([.A214])" office:value-type="float" office:value="3" calcext:value-type="float">
            <text:p>3</text:p>
          </table:table-cell>
          <table:table-cell table:formula="of:=LEN([.C214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  <table:table-cell office:value-type="string" calcext:value-type="string">
            <text:p>Sardisch</text:p>
          </table:table-cell>
          <table:table-cell table:formula="of:=LEN([.A215])" office:value-type="float" office:value="3" calcext:value-type="float">
            <text:p>3</text:p>
          </table:table-cell>
          <table:table-cell table:formula="of:=LEN([.C215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  <table:table-cell office:value-type="string" calcext:value-type="string">
            <text:p>Sundanesisch</text:p>
          </table:table-cell>
          <table:table-cell table:formula="of:=LEN([.A216])" office:value-type="float" office:value="3" calcext:value-type="float">
            <text:p>3</text:p>
          </table:table-cell>
          <table:table-cell table:formula="of:=LEN([.C216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  <table:table-cell office:value-type="string" calcext:value-type="string">
            <text:p>Neumelanesisch</text:p>
          </table:table-cell>
          <table:table-cell table:formula="of:=LEN([.A217])" office:value-type="float" office:value="3" calcext:value-type="float">
            <text:p>3</text:p>
          </table:table-cell>
          <table:table-cell table:formula="of:=LEN([.C217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  <table:table-cell office:value-type="string" calcext:value-type="string">
            <text:p>Tsimshian-Sprache</text:p>
          </table:table-cell>
          <table:table-cell table:formula="of:=LEN([.A218])" office:value-type="float" office:value="3" calcext:value-type="float">
            <text:p>3</text:p>
          </table:table-cell>
          <table:table-cell table:formula="of:=LEN([.C218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  <table:table-cell office:value-type="string" calcext:value-type="string">
            <text:p>Ukrainisch</text:p>
          </table:table-cell>
          <table:table-cell table:formula="of:=LEN([.A219])" office:value-type="float" office:value="3" calcext:value-type="float">
            <text:p>3</text:p>
          </table:table-cell>
          <table:table-cell table:formula="of:=LEN([.C219])"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alb (B)</text:p>
            <text:p>sqi (T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  <table:table-cell office:value-type="string" calcext:value-type="string">
            <text:p>Albanisch</text:p>
          </table:table-cell>
          <table:table-cell table:formula="of:=LEN([.A220])" office:value-type="float" office:value="15" calcext:value-type="float">
            <text:p>15</text:p>
          </table:table-cell>
          <table:table-cell table:formula="of:=LEN([.C220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arm (B)</text:p>
            <text:p>hye (T)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  <table:table-cell office:value-type="string" calcext:value-type="string">
            <text:p>Armenisch</text:p>
          </table:table-cell>
          <table:table-cell table:formula="of:=LEN([.A221])" office:value-type="float" office:value="15" calcext:value-type="float">
            <text:p>15</text:p>
          </table:table-cell>
          <table:table-cell table:formula="of:=LEN([.C221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eo (B)</text:p>
            <text:p>kat (T)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  <table:table-cell office:value-type="string" calcext:value-type="string">
            <text:p>Georgisch</text:p>
          </table:table-cell>
          <table:table-cell table:formula="of:=LEN([.A222])" office:value-type="float" office:value="15" calcext:value-type="float">
            <text:p>15</text:p>
          </table:table-cell>
          <table:table-cell table:formula="of:=LEN([.C222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arm (B)</text:p>
            <text:p>hye (T)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  <table:table-cell office:value-type="string" calcext:value-type="string">
            <text:p>Armenisch</text:p>
          </table:table-cell>
          <table:table-cell table:formula="of:=LEN([.A223])" office:value-type="float" office:value="15" calcext:value-type="float">
            <text:p>15</text:p>
          </table:table-cell>
          <table:table-cell table:formula="of:=LEN([.C223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eo (B)</text:p>
            <text:p>kat (T)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  <table:table-cell office:value-type="string" calcext:value-type="string">
            <text:p>Georgisch</text:p>
          </table:table-cell>
          <table:table-cell table:formula="of:=LEN([.A224])" office:value-type="float" office:value="15" calcext:value-type="float">
            <text:p>15</text:p>
          </table:table-cell>
          <table:table-cell table:formula="of:=LEN([.C224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alb (B)</text:p>
            <text:p>sqi (T)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  <table:table-cell office:value-type="string" calcext:value-type="string">
            <text:p>Albanisch</text:p>
          </table:table-cell>
          <table:table-cell table:formula="of:=LEN([.A225])" office:value-type="float" office:value="15" calcext:value-type="float">
            <text:p>15</text:p>
          </table:table-cell>
          <table:table-cell table:formula="of:=LEN([.C225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Aceh-Sprache</text:p>
          </table:table-cell>
          <table:table-cell table:formula="of:=LEN([.A226])" office:value-type="float" office:value="3" calcext:value-type="float">
            <text:p>3</text:p>
          </table:table-cell>
          <table:table-cell table:formula="of:=LEN([.C226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  <table:table-cell table:formula="of:=LEN([.A227])" office:value-type="float" office:value="3" calcext:value-type="float">
            <text:p>3</text:p>
          </table:table-cell>
          <table:table-cell table:formula="of:=LEN([.C22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  <table:table-cell office:value-type="string" calcext:value-type="string">
            <text:p>Akkadisch</text:p>
          </table:table-cell>
          <table:table-cell table:formula="of:=LEN([.A228])" office:value-type="float" office:value="3" calcext:value-type="float">
            <text:p>3</text:p>
          </table:table-cell>
          <table:table-cell table:formula="of:=LEN([.C228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  <table:table-cell office:value-type="string" calcext:value-type="string">
            <text:p>Assamesisch</text:p>
          </table:table-cell>
          <table:table-cell table:formula="of:=LEN([.A229])" office:value-type="float" office:value="3" calcext:value-type="float">
            <text:p>3</text:p>
          </table:table-cell>
          <table:table-cell table:formula="of:=LEN([.C229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  <table:table-cell office:value-type="string" calcext:value-type="string">
            <text:p>Balinesisch</text:p>
          </table:table-cell>
          <table:table-cell table:formula="of:=LEN([.A230])" office:value-type="float" office:value="3" calcext:value-type="float">
            <text:p>3</text:p>
          </table:table-cell>
          <table:table-cell table:formula="of:=LEN([.C230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  <table:table-cell table:formula="of:=LEN([.A231])" office:value-type="float" office:value="3" calcext:value-type="float">
            <text:p>3</text:p>
          </table:table-cell>
          <table:table-cell table:formula="of:=LEN([.C23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  <table:table-cell office:value-type="string" calcext:value-type="string">
            <text:p>Bugi-Sprache</text:p>
          </table:table-cell>
          <table:table-cell table:formula="of:=LEN([.A232])" office:value-type="float" office:value="3" calcext:value-type="float">
            <text:p>3</text:p>
          </table:table-cell>
          <table:table-cell table:formula="of:=LEN([.C232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-Sprache</text:p>
          </table:table-cell>
          <table:table-cell table:formula="of:=LEN([.A233])" office:value-type="float" office:value="3" calcext:value-type="float">
            <text:p>3</text:p>
          </table:table-cell>
          <table:table-cell table:formula="of:=LEN([.C233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  <table:table-cell office:value-type="string" calcext:value-type="string">
            <text:p>Tschagataisch</text:p>
          </table:table-cell>
          <table:table-cell table:formula="of:=LEN([.A234])" office:value-type="float" office:value="3" calcext:value-type="float">
            <text:p>3</text:p>
          </table:table-cell>
          <table:table-cell table:formula="of:=LEN([.C234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  <table:table-cell office:value-type="string" calcext:value-type="string">
            <text:p>Trukesisch</text:p>
          </table:table-cell>
          <table:table-cell table:formula="of:=LEN([.A235])" office:value-type="float" office:value="3" calcext:value-type="float">
            <text:p>3</text:p>
          </table:table-cell>
          <table:table-cell table:formula="of:=LEN([.C235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Cherokee-Sprache</text:p>
          </table:table-cell>
          <table:table-cell table:formula="of:=LEN([.A236])" office:value-type="float" office:value="3" calcext:value-type="float">
            <text:p>3</text:p>
          </table:table-cell>
          <table:table-cell table:formula="of:=LEN([.C236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Cheyenne-Sprache</text:p>
          </table:table-cell>
          <table:table-cell table:formula="of:=LEN([.A237])" office:value-type="float" office:value="3" calcext:value-type="float">
            <text:p>3</text:p>
          </table:table-cell>
          <table:table-cell table:formula="of:=LEN([.C23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Korsisch</text:p>
          </table:table-cell>
          <table:table-cell table:formula="of:=LEN([.A238])" office:value-type="float" office:value="3" calcext:value-type="float">
            <text:p>3</text:p>
          </table:table-cell>
          <table:table-cell table:formula="of:=LEN([.C238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Delaware-Sprache</text:p>
          </table:table-cell>
          <table:table-cell table:formula="of:=LEN([.A239])" office:value-type="float" office:value="3" calcext:value-type="float">
            <text:p>3</text:p>
          </table:table-cell>
          <table:table-cell table:formula="of:=LEN([.C239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  <table:table-cell table:formula="of:=LEN([.A240])" office:value-type="float" office:value="3" calcext:value-type="float">
            <text:p>3</text:p>
          </table:table-cell>
          <table:table-cell table:formula="of:=LEN([.C240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  <table:table-cell office:value-type="string" calcext:value-type="string">
            <text:p>Estnisch</text:p>
          </table:table-cell>
          <table:table-cell table:formula="of:=LEN([.A241])" office:value-type="float" office:value="3" calcext:value-type="float">
            <text:p>3</text:p>
          </table:table-cell>
          <table:table-cell table:formula="of:=LEN([.C24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  <table:table-cell office:value-type="string" calcext:value-type="string">
            <text:p>Friulisch</text:p>
          </table:table-cell>
          <table:table-cell table:formula="of:=LEN([.A242])" office:value-type="float" office:value="3" calcext:value-type="float">
            <text:p>3</text:p>
          </table:table-cell>
          <table:table-cell table:formula="of:=LEN([.C242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  <table:table-cell office:value-type="string" calcext:value-type="string">
            <text:p>Galicisch</text:p>
          </table:table-cell>
          <table:table-cell table:formula="of:=LEN([.A243])" office:value-type="float" office:value="3" calcext:value-type="float">
            <text:p>3</text:p>
          </table:table-cell>
          <table:table-cell table:formula="of:=LEN([.C243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  <table:table-cell office:value-type="string" calcext:value-type="string">
            <text:p>Gujarati-Sprache</text:p>
          </table:table-cell>
          <table:table-cell table:formula="of:=LEN([.A244])" office:value-type="float" office:value="3" calcext:value-type="float">
            <text:p>3</text:p>
          </table:table-cell>
          <table:table-cell table:formula="of:=LEN([.C244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  <table:table-cell office:value-type="string" calcext:value-type="string">
            <text:p>Kutchin-Sprache</text:p>
          </table:table-cell>
          <table:table-cell table:formula="of:=LEN([.A245])" office:value-type="float" office:value="3" calcext:value-type="float">
            <text:p>3</text:p>
          </table:table-cell>
          <table:table-cell table:formula="of:=LEN([.C245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  <table:table-cell office:value-type="string" calcext:value-type="string">
            <text:p>Hawaiisch</text:p>
          </table:table-cell>
          <table:table-cell table:formula="of:=LEN([.A246])" office:value-type="float" office:value="3" calcext:value-type="float">
            <text:p>3</text:p>
          </table:table-cell>
          <table:table-cell table:formula="of:=LEN([.C246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  <table:table-cell office:value-type="string" calcext:value-type="string">
            <text:p>Kroatisch </text:p>
          </table:table-cell>
          <table:table-cell table:formula="of:=LEN([.A247])" office:value-type="float" office:value="3" calcext:value-type="float">
            <text:p>3</text:p>
          </table:table-cell>
          <table:table-cell table:formula="of:=LEN([.C24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  <table:table-cell office:value-type="string" calcext:value-type="string">
            <text:p>Javanisch</text:p>
          </table:table-cell>
          <table:table-cell table:formula="of:=LEN([.A248])" office:value-type="float" office:value="3" calcext:value-type="float">
            <text:p>3</text:p>
          </table:table-cell>
          <table:table-cell table:formula="of:=LEN([.C248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  <table:table-cell office:value-type="string" calcext:value-type="string">
            <text:p>Japanisch</text:p>
          </table:table-cell>
          <table:table-cell table:formula="of:=LEN([.A249])" office:value-type="float" office:value="3" calcext:value-type="float">
            <text:p>3</text:p>
          </table:table-cell>
          <table:table-cell table:formula="of:=LEN([.C249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chmiri</text:p>
          </table:table-cell>
          <table:table-cell table:formula="of:=LEN([.A250])" office:value-type="float" office:value="3" calcext:value-type="float">
            <text:p>3</text:p>
          </table:table-cell>
          <table:table-cell table:formula="of:=LEN([.C250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  <table:table-cell office:value-type="string" calcext:value-type="string">
            <text:p>Kimbundu-Sprache</text:p>
          </table:table-cell>
          <table:table-cell table:formula="of:=LEN([.A251])" office:value-type="float" office:value="3" calcext:value-type="float">
            <text:p>3</text:p>
          </table:table-cell>
          <table:table-cell table:formula="of:=LEN([.C25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  <table:table-cell office:value-type="string" calcext:value-type="string">
            <text:p>Kosraeanisch</text:p>
          </table:table-cell>
          <table:table-cell table:formula="of:=LEN([.A252])" office:value-type="float" office:value="3" calcext:value-type="float">
            <text:p>3</text:p>
          </table:table-cell>
          <table:table-cell table:formula="of:=LEN([.C252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  <table:table-cell office:value-type="string" calcext:value-type="string">
            <text:p>Karelisch</text:p>
          </table:table-cell>
          <table:table-cell table:formula="of:=LEN([.A253])" office:value-type="float" office:value="3" calcext:value-type="float">
            <text:p>3</text:p>
          </table:table-cell>
          <table:table-cell table:formula="of:=LEN([.C253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  <table:table-cell office:value-type="string" calcext:value-type="string">
            <text:p>Lesgisch</text:p>
          </table:table-cell>
          <table:table-cell table:formula="of:=LEN([.A254])" office:value-type="float" office:value="3" calcext:value-type="float">
            <text:p>3</text:p>
          </table:table-cell>
          <table:table-cell table:formula="of:=LEN([.C254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  <table:table-cell office:value-type="string" calcext:value-type="string">
            <text:p>Maduresisch</text:p>
          </table:table-cell>
          <table:table-cell table:formula="of:=LEN([.A255])" office:value-type="float" office:value="3" calcext:value-type="float">
            <text:p>3</text:p>
          </table:table-cell>
          <table:table-cell table:formula="of:=LEN([.C255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  <table:table-cell table:formula="of:=LEN([.A256])" office:value-type="float" office:value="3" calcext:value-type="float">
            <text:p>3</text:p>
          </table:table-cell>
          <table:table-cell table:formula="of:=LEN([.C256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  <table:table-cell office:value-type="string" calcext:value-type="string">
            <text:p>Malinke-Sprache</text:p>
          </table:table-cell>
          <table:table-cell table:formula="of:=LEN([.A257])" office:value-type="float" office:value="3" calcext:value-type="float">
            <text:p>3</text:p>
          </table:table-cell>
          <table:table-cell table:formula="of:=LEN([.C257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Malagassi-Sprache</text:p>
          </table:table-cell>
          <table:table-cell table:formula="of:=LEN([.A258])" office:value-type="float" office:value="3" calcext:value-type="float">
            <text:p>3</text:p>
          </table:table-cell>
          <table:table-cell table:formula="of:=LEN([.C258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  <table:table-cell office:value-type="string" calcext:value-type="string">
            <text:p>Meithei-Sprache</text:p>
          </table:table-cell>
          <table:table-cell table:formula="of:=LEN([.A259])" office:value-type="float" office:value="3" calcext:value-type="float">
            <text:p>3</text:p>
          </table:table-cell>
          <table:table-cell table:formula="of:=LEN([.C259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  <table:table-cell office:value-type="string" calcext:value-type="string">
            <text:p>Nyamwezi-Sprache</text:p>
          </table:table-cell>
          <table:table-cell table:formula="of:=LEN([.A260])" office:value-type="float" office:value="3" calcext:value-type="float">
            <text:p>3</text:p>
          </table:table-cell>
          <table:table-cell table:formula="of:=LEN([.C260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  <table:table-cell office:value-type="string" calcext:value-type="string">
            <text:p>Nkole-Sprache</text:p>
          </table:table-cell>
          <table:table-cell table:formula="of:=LEN([.A261])" office:value-type="float" office:value="3" calcext:value-type="float">
            <text:p>3</text:p>
          </table:table-cell>
          <table:table-cell table:formula="of:=LEN([.C261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  <table:table-cell table:formula="of:=LEN([.A262])" office:value-type="float" office:value="3" calcext:value-type="float">
            <text:p>3</text:p>
          </table:table-cell>
          <table:table-cell table:formula="of:=LEN([.C262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  <table:table-cell office:value-type="string" calcext:value-type="string">
            <text:p>Sizilianisch</text:p>
          </table:table-cell>
          <table:table-cell table:formula="of:=LEN([.A263])" office:value-type="float" office:value="3" calcext:value-type="float">
            <text:p>3</text:p>
          </table:table-cell>
          <table:table-cell table:formula="of:=LEN([.C263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  <table:table-cell office:value-type="string" calcext:value-type="string">
            <text:p>Sumerisch</text:p>
          </table:table-cell>
          <table:table-cell table:formula="of:=LEN([.A264])" office:value-type="float" office:value="3" calcext:value-type="float">
            <text:p>3</text:p>
          </table:table-cell>
          <table:table-cell table:formula="of:=LEN([.C264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  <table:table-cell office:value-type="string" calcext:value-type="string">
            <text:p>Tahitisch</text:p>
          </table:table-cell>
          <table:table-cell table:formula="of:=LEN([.A265])" office:value-type="float" office:value="3" calcext:value-type="float">
            <text:p>3</text:p>
          </table:table-cell>
          <table:table-cell table:formula="of:=LEN([.C265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  <table:table-cell office:value-type="string" calcext:value-type="string">
            <text:p>Tigrinja-Sprache</text:p>
          </table:table-cell>
          <table:table-cell table:formula="of:=LEN([.A266])" office:value-type="float" office:value="3" calcext:value-type="float">
            <text:p>3</text:p>
          </table:table-cell>
          <table:table-cell table:formula="of:=LEN([.C266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  <table:table-cell office:value-type="string" calcext:value-type="string">
            <text:p>Tamašeq</text:p>
          </table:table-cell>
          <table:table-cell table:formula="of:=LEN([.A267])" office:value-type="float" office:value="3" calcext:value-type="float">
            <text:p>3</text:p>
          </table:table-cell>
          <table:table-cell table:formula="of:=LEN([.C26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  <table:table-cell office:value-type="string" calcext:value-type="string">
            <text:p>Tuwinisch</text:p>
          </table:table-cell>
          <table:table-cell table:formula="of:=LEN([.A268])" office:value-type="float" office:value="3" calcext:value-type="float">
            <text:p>3</text:p>
          </table:table-cell>
          <table:table-cell table:formula="of:=LEN([.C268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  <table:table-cell office:value-type="string" calcext:value-type="string">
            <text:p>Ugaritisch</text:p>
          </table:table-cell>
          <table:table-cell table:formula="of:=LEN([.A269])" office:value-type="float" office:value="3" calcext:value-type="float">
            <text:p>3</text:p>
          </table:table-cell>
          <table:table-cell table:formula="of:=LEN([.C269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tib (B)</text:p>
            <text:p>bod (T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  <table:table-cell office:value-type="string" calcext:value-type="string">
            <text:p>Tibetisch</text:p>
          </table:table-cell>
          <table:table-cell table:formula="of:=LEN([.A270])" office:value-type="float" office:value="15" calcext:value-type="float">
            <text:p>15</text:p>
          </table:table-cell>
          <table:table-cell table:formula="of:=LEN([.C270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ur (B)</text:p>
            <text:p>mya (T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Birmanisch</text:p>
          </table:table-cell>
          <table:table-cell table:formula="of:=LEN([.A271])" office:value-type="float" office:value="15" calcext:value-type="float">
            <text:p>15</text:p>
          </table:table-cell>
          <table:table-cell table:formula="of:=LEN([.C271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i (B)</text:p>
            <text:p>zho (T)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Chinesisch</text:p>
          </table:table-cell>
          <table:table-cell table:formula="of:=LEN([.A272])" office:value-type="float" office:value="15" calcext:value-type="float">
            <text:p>15</text:p>
          </table:table-cell>
          <table:table-cell table:formula="of:=LEN([.C272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er (B)</text:p>
            <text:p>fas (T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  <table:table-cell office:value-type="string" calcext:value-type="string">
            <text:p>Persisch</text:p>
          </table:table-cell>
          <table:table-cell table:formula="of:=LEN([.A273])" office:value-type="float" office:value="15" calcext:value-type="float">
            <text:p>15</text:p>
          </table:table-cell>
          <table:table-cell table:formula="of:=LEN([.C273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ur (B)</text:p>
            <text:p>mya (T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Birmanisch</text:p>
          </table:table-cell>
          <table:table-cell table:formula="of:=LEN([.A274])" office:value-type="float" office:value="15" calcext:value-type="float">
            <text:p>15</text:p>
          </table:table-cell>
          <table:table-cell table:formula="of:=LEN([.C274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er (B)</text:p>
            <text:p>fas (T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  <table:table-cell office:value-type="string" calcext:value-type="string">
            <text:p>Persisch</text:p>
          </table:table-cell>
          <table:table-cell table:formula="of:=LEN([.A275])" office:value-type="float" office:value="15" calcext:value-type="float">
            <text:p>15</text:p>
          </table:table-cell>
          <table:table-cell table:formula="of:=LEN([.C275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tib (B)</text:p>
            <text:p>bod (T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  <table:table-cell office:value-type="string" calcext:value-type="string">
            <text:p>Tibetisch</text:p>
          </table:table-cell>
          <table:table-cell table:formula="of:=LEN([.A276])" office:value-type="float" office:value="15" calcext:value-type="float">
            <text:p>15</text:p>
          </table:table-cell>
          <table:table-cell table:formula="of:=LEN([.C276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i (B)</text:p>
            <text:p>zho (T)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Chinesisch</text:p>
          </table:table-cell>
          <table:table-cell table:formula="of:=LEN([.A277])" office:value-type="float" office:value="15" calcext:value-type="float">
            <text:p>15</text:p>
          </table:table-cell>
          <table:table-cell table:formula="of:=LEN([.C277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  <table:table-cell office:value-type="string" calcext:value-type="string">
            <text:p>Adangme-Sprache</text:p>
          </table:table-cell>
          <table:table-cell table:formula="of:=LEN([.A278])" office:value-type="float" office:value="3" calcext:value-type="float">
            <text:p>3</text:p>
          </table:table-cell>
          <table:table-cell table:formula="of:=LEN([.C278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  <table:table-cell office:value-type="string" calcext:value-type="string">
            <text:p>Amharisch</text:p>
          </table:table-cell>
          <table:table-cell table:formula="of:=LEN([.A279])" office:value-type="float" office:value="3" calcext:value-type="float">
            <text:p>3</text:p>
          </table:table-cell>
          <table:table-cell table:formula="of:=LEN([.C279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  <table:table-cell office:value-type="string" calcext:value-type="string">
            <text:p>Arapaho-Sprache</text:p>
          </table:table-cell>
          <table:table-cell table:formula="of:=LEN([.A280])" office:value-type="float" office:value="3" calcext:value-type="float">
            <text:p>3</text:p>
          </table:table-cell>
          <table:table-cell table:formula="of:=LEN([.C28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  <table:table-cell office:value-type="string" calcext:value-type="string">
            <text:p>Avestisch</text:p>
          </table:table-cell>
          <table:table-cell table:formula="of:=LEN([.A281])" office:value-type="float" office:value="3" calcext:value-type="float">
            <text:p>3</text:p>
          </table:table-cell>
          <table:table-cell table:formula="of:=LEN([.C28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  <table:table-cell office:value-type="string" calcext:value-type="string">
            <text:p>Baschkirisch</text:p>
          </table:table-cell>
          <table:table-cell table:formula="of:=LEN([.A282])" office:value-type="float" office:value="3" calcext:value-type="float">
            <text:p>3</text:p>
          </table:table-cell>
          <table:table-cell table:formula="of:=LEN([.C28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  <table:table-cell office:value-type="string" calcext:value-type="string">
            <text:p>Belutschisch</text:p>
          </table:table-cell>
          <table:table-cell table:formula="of:=LEN([.A283])" office:value-type="float" office:value="3" calcext:value-type="float">
            <text:p>3</text:p>
          </table:table-cell>
          <table:table-cell table:formula="of:=LEN([.C283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-Sprache</text:p>
          </table:table-cell>
          <table:table-cell table:formula="of:=LEN([.A284])" office:value-type="float" office:value="3" calcext:value-type="float">
            <text:p>3</text:p>
          </table:table-cell>
          <table:table-cell table:formula="of:=LEN([.C28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  <table:table-cell table:formula="of:=LEN([.A285])" office:value-type="float" office:value="3" calcext:value-type="float">
            <text:p>3</text:p>
          </table:table-cell>
          <table:table-cell table:formula="of:=LEN([.C28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  <table:table-cell office:value-type="string" calcext:value-type="string">
            <text:p>Beach-la-mar</text:p>
          </table:table-cell>
          <table:table-cell table:formula="of:=LEN([.A286])" office:value-type="float" office:value="3" calcext:value-type="float">
            <text:p>3</text:p>
          </table:table-cell>
          <table:table-cell table:formula="of:=LEN([.C286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  <table:table-cell office:value-type="string" calcext:value-type="string">
            <text:p>Blackfoot-Sprache</text:p>
          </table:table-cell>
          <table:table-cell table:formula="of:=LEN([.A287])" office:value-type="float" office:value="3" calcext:value-type="float">
            <text:p>3</text:p>
          </table:table-cell>
          <table:table-cell table:formula="of:=LEN([.C28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  <table:table-cell office:value-type="string" calcext:value-type="string">
            <text:p>Bosnisch</text:p>
          </table:table-cell>
          <table:table-cell table:formula="of:=LEN([.A288])" office:value-type="float" office:value="3" calcext:value-type="float">
            <text:p>3</text:p>
          </table:table-cell>
          <table:table-cell table:formula="of:=LEN([.C288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  <table:table-cell table:formula="of:=LEN([.A289])" office:value-type="float" office:value="3" calcext:value-type="float">
            <text:p>3</text:p>
          </table:table-cell>
          <table:table-cell table:formula="of:=LEN([.C289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  <table:table-cell office:value-type="string" calcext:value-type="string">
            <text:p>Chibcha-Sprachen</text:p>
          </table:table-cell>
          <table:table-cell table:formula="of:=LEN([.A290])" office:value-type="float" office:value="3" calcext:value-type="float">
            <text:p>3</text:p>
          </table:table-cell>
          <table:table-cell table:formula="of:=LEN([.C290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  <table:table-cell office:value-type="string" calcext:value-type="string">
            <text:p>Tschetschenisch</text:p>
          </table:table-cell>
          <table:table-cell table:formula="of:=LEN([.A291])" office:value-type="float" office:value="3" calcext:value-type="float">
            <text:p>3</text:p>
          </table:table-cell>
          <table:table-cell table:formula="of:=LEN([.C291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Choctaw-Sprache</text:p>
          </table:table-cell>
          <table:table-cell table:formula="of:=LEN([.A292])" office:value-type="float" office:value="3" calcext:value-type="float">
            <text:p>3</text:p>
          </table:table-cell>
          <table:table-cell table:formula="of:=LEN([.C292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  <table:table-cell office:value-type="string" calcext:value-type="string">
            <text:p>Tschuwaschisch</text:p>
          </table:table-cell>
          <table:table-cell table:formula="of:=LEN([.A293])" office:value-type="float" office:value="3" calcext:value-type="float">
            <text:p>3</text:p>
          </table:table-cell>
          <table:table-cell table:formula="of:=LEN([.C29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  <table:table-cell office:value-type="string" calcext:value-type="string">
            <text:p>Kornisch</text:p>
          </table:table-cell>
          <table:table-cell table:formula="of:=LEN([.A294])" office:value-type="float" office:value="3" calcext:value-type="float">
            <text:p>3</text:p>
          </table:table-cell>
          <table:table-cell table:formula="of:=LEN([.C29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  <table:table-cell office:value-type="string" calcext:value-type="string">
            <text:p>Elamisch</text:p>
          </table:table-cell>
          <table:table-cell table:formula="of:=LEN([.A295])" office:value-type="float" office:value="3" calcext:value-type="float">
            <text:p>3</text:p>
          </table:table-cell>
          <table:table-cell table:formula="of:=LEN([.C29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Englisch</text:p>
          </table:table-cell>
          <table:table-cell table:formula="of:=LEN([.A296])" office:value-type="float" office:value="3" calcext:value-type="float">
            <text:p>3</text:p>
          </table:table-cell>
          <table:table-cell table:formula="of:=LEN([.C29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  <table:table-cell office:value-type="string" calcext:value-type="string">
            <text:p>Färöisch</text:p>
          </table:table-cell>
          <table:table-cell table:formula="of:=LEN([.A297])" office:value-type="float" office:value="3" calcext:value-type="float">
            <text:p>3</text:p>
          </table:table-cell>
          <table:table-cell table:formula="of:=LEN([.C29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  <table:table-cell office:value-type="string" calcext:value-type="string">
            <text:p>Finnisch</text:p>
          </table:table-cell>
          <table:table-cell table:formula="of:=LEN([.A298])" office:value-type="float" office:value="3" calcext:value-type="float">
            <text:p>3</text:p>
          </table:table-cell>
          <table:table-cell table:formula="of:=LEN([.C298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í-Sprache</text:p>
          </table:table-cell>
          <table:table-cell table:formula="of:=LEN([.A299])" office:value-type="float" office:value="3" calcext:value-type="float">
            <text:p>3</text:p>
          </table:table-cell>
          <table:table-cell table:formula="of:=LEN([.C299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  <table:table-cell office:value-type="string" calcext:value-type="string">
            <text:p>Hethitisch</text:p>
          </table:table-cell>
          <table:table-cell table:formula="of:=LEN([.A300])" office:value-type="float" office:value="3" calcext:value-type="float">
            <text:p>3</text:p>
          </table:table-cell>
          <table:table-cell table:formula="of:=LEN([.C30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k</text:p>
          </table:table-cell>
          <table:table-cell table:formula="of:=LEN([.A301])" office:value-type="float" office:value="3" calcext:value-type="float">
            <text:p>3</text:p>
          </table:table-cell>
          <table:table-cell table:formula="of:=LEN([.C30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Italienisch</text:p>
          </table:table-cell>
          <table:table-cell table:formula="of:=LEN([.A302])" office:value-type="float" office:value="3" calcext:value-type="float">
            <text:p>3</text:p>
          </table:table-cell>
          <table:table-cell table:formula="of:=LEN([.C30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  <table:table-cell table:formula="of:=LEN([.A303])" office:value-type="float" office:value="3" calcext:value-type="float">
            <text:p>3</text:p>
          </table:table-cell>
          <table:table-cell table:formula="of:=LEN([.C30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  <table:table-cell table:formula="of:=LEN([.A304])" office:value-type="float" office:value="3" calcext:value-type="float">
            <text:p>3</text:p>
          </table:table-cell>
          <table:table-cell table:formula="of:=LEN([.C30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  <table:table-cell office:value-type="string" calcext:value-type="string">
            <text:p>Kurdisch</text:p>
          </table:table-cell>
          <table:table-cell table:formula="of:=LEN([.A305])" office:value-type="float" office:value="3" calcext:value-type="float">
            <text:p>3</text:p>
          </table:table-cell>
          <table:table-cell table:formula="of:=LEN([.C305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  <table:table-cell office:value-type="string" calcext:value-type="string">
            <text:p>Kutenai-Sprache</text:p>
          </table:table-cell>
          <table:table-cell table:formula="of:=LEN([.A306])" office:value-type="float" office:value="3" calcext:value-type="float">
            <text:p>3</text:p>
          </table:table-cell>
          <table:table-cell table:formula="of:=LEN([.C30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  <table:table-cell office:value-type="string" calcext:value-type="string">
            <text:p>Lettisch</text:p>
          </table:table-cell>
          <table:table-cell table:formula="of:=LEN([.A307])" office:value-type="float" office:value="3" calcext:value-type="float">
            <text:p>3</text:p>
          </table:table-cell>
          <table:table-cell table:formula="of:=LEN([.C30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  <table:table-cell table:formula="of:=LEN([.A308])" office:value-type="float" office:value="3" calcext:value-type="float">
            <text:p>3</text:p>
          </table:table-cell>
          <table:table-cell table:formula="of:=LEN([.C308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  <table:table-cell office:value-type="string" calcext:value-type="string">
            <text:p>Luiseño-Sprache</text:p>
          </table:table-cell>
          <table:table-cell table:formula="of:=LEN([.A309])" office:value-type="float" office:value="3" calcext:value-type="float">
            <text:p>3</text:p>
          </table:table-cell>
          <table:table-cell table:formula="of:=LEN([.C309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  <table:table-cell office:value-type="string" calcext:value-type="string">
            <text:p>Makassarisch</text:p>
          </table:table-cell>
          <table:table-cell table:formula="of:=LEN([.A310])" office:value-type="float" office:value="3" calcext:value-type="float">
            <text:p>3</text:p>
          </table:table-cell>
          <table:table-cell table:formula="of:=LEN([.C31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  <table:table-cell office:value-type="string" calcext:value-type="string">
            <text:p>Marathi</text:p>
          </table:table-cell>
          <table:table-cell table:formula="of:=LEN([.A311])" office:value-type="float" office:value="3" calcext:value-type="float">
            <text:p>3</text:p>
          </table:table-cell>
          <table:table-cell table:formula="of:=LEN([.C31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  <table:table-cell office:value-type="string" calcext:value-type="string">
            <text:p>Maltesisch</text:p>
          </table:table-cell>
          <table:table-cell table:formula="of:=LEN([.A312])" office:value-type="float" office:value="3" calcext:value-type="float">
            <text:p>3</text:p>
          </table:table-cell>
          <table:table-cell table:formula="of:=LEN([.C31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  <table:table-cell office:value-type="string" calcext:value-type="string">
            <text:p>Marwari</text:p>
          </table:table-cell>
          <table:table-cell table:formula="of:=LEN([.A313])" office:value-type="float" office:value="3" calcext:value-type="float">
            <text:p>3</text:p>
          </table:table-cell>
          <table:table-cell table:formula="of:=LEN([.C313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  <table:table-cell office:value-type="string" calcext:value-type="string">
            <text:p>Mittelpersisch</text:p>
          </table:table-cell>
          <table:table-cell table:formula="of:=LEN([.A314])" office:value-type="float" office:value="3" calcext:value-type="float">
            <text:p>3</text:p>
          </table:table-cell>
          <table:table-cell table:formula="of:=LEN([.C31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alau-Sprache</text:p>
          </table:table-cell>
          <table:table-cell table:formula="of:=LEN([.A315])" office:value-type="float" office:value="3" calcext:value-type="float">
            <text:p>3</text:p>
          </table:table-cell>
          <table:table-cell table:formula="of:=LEN([.C315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-Sprache</text:p>
          </table:table-cell>
          <table:table-cell table:formula="of:=LEN([.A316])" office:value-type="float" office:value="3" calcext:value-type="float">
            <text:p>3</text:p>
          </table:table-cell>
          <table:table-cell table:formula="of:=LEN([.C316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  <table:table-cell office:value-type="string" calcext:value-type="string">
            <text:p>Osterinsel-Sprache</text:p>
          </table:table-cell>
          <table:table-cell table:formula="of:=LEN([.A317])" office:value-type="float" office:value="3" calcext:value-type="float">
            <text:p>3</text:p>
          </table:table-cell>
          <table:table-cell table:formula="of:=LEN([.C317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  <table:table-cell office:value-type="string" calcext:value-type="string">
            <text:p>Rätoromanisch</text:p>
          </table:table-cell>
          <table:table-cell table:formula="of:=LEN([.A318])" office:value-type="float" office:value="3" calcext:value-type="float">
            <text:p>3</text:p>
          </table:table-cell>
          <table:table-cell table:formula="of:=LEN([.C318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Russisch</text:p>
          </table:table-cell>
          <table:table-cell table:formula="of:=LEN([.A319])" office:value-type="float" office:value="3" calcext:value-type="float">
            <text:p>3</text:p>
          </table:table-cell>
          <table:table-cell table:formula="of:=LEN([.C319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  <table:table-cell office:value-type="string" calcext:value-type="string">
            <text:p>Sandawe-Sprache</text:p>
          </table:table-cell>
          <table:table-cell table:formula="of:=LEN([.A320])" office:value-type="float" office:value="3" calcext:value-type="float">
            <text:p>3</text:p>
          </table:table-cell>
          <table:table-cell table:formula="of:=LEN([.C320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  <table:table-cell office:value-type="string" calcext:value-type="string">
            <text:p>Santali</text:p>
          </table:table-cell>
          <table:table-cell table:formula="of:=LEN([.A321])" office:value-type="float" office:value="3" calcext:value-type="float">
            <text:p>3</text:p>
          </table:table-cell>
          <table:table-cell table:formula="of:=LEN([.C321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  <table:table-cell office:value-type="string" calcext:value-type="string">
            <text:p>Soninke-Sprache</text:p>
          </table:table-cell>
          <table:table-cell table:formula="of:=LEN([.A322])" office:value-type="float" office:value="3" calcext:value-type="float">
            <text:p>3</text:p>
          </table:table-cell>
          <table:table-cell table:formula="of:=LEN([.C322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  <table:table-cell office:value-type="string" calcext:value-type="string">
            <text:p>Sogdisch</text:p>
          </table:table-cell>
          <table:table-cell table:formula="of:=LEN([.A323])" office:value-type="float" office:value="3" calcext:value-type="float">
            <text:p>3</text:p>
          </table:table-cell>
          <table:table-cell table:formula="of:=LEN([.C32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  <table:table-cell office:value-type="string" calcext:value-type="string">
            <text:p>Serbisch </text:p>
          </table:table-cell>
          <table:table-cell table:formula="of:=LEN([.A324])" office:value-type="float" office:value="3" calcext:value-type="float">
            <text:p>3</text:p>
          </table:table-cell>
          <table:table-cell table:formula="of:=LEN([.C32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  <table:table-cell table:formula="of:=LEN([.A325])" office:value-type="float" office:value="3" calcext:value-type="float">
            <text:p>3</text:p>
          </table:table-cell>
          <table:table-cell table:formula="of:=LEN([.C32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  <table:table-cell office:value-type="string" calcext:value-type="string">
            <text:p>Schwedisch</text:p>
          </table:table-cell>
          <table:table-cell table:formula="of:=LEN([.A326])" office:value-type="float" office:value="3" calcext:value-type="float">
            <text:p>3</text:p>
          </table:table-cell>
          <table:table-cell table:formula="of:=LEN([.C32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  <table:table-cell table:formula="of:=LEN([.A327])" office:value-type="float" office:value="3" calcext:value-type="float">
            <text:p>3</text:p>
          </table:table-cell>
          <table:table-cell table:formula="of:=LEN([.C327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okelauanisch</text:p>
          </table:table-cell>
          <table:table-cell table:formula="of:=LEN([.A328])" office:value-type="float" office:value="3" calcext:value-type="float">
            <text:p>3</text:p>
          </table:table-cell>
          <table:table-cell table:formula="of:=LEN([.C328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  <table:table-cell office:value-type="string" calcext:value-type="string">
            <text:p>Tlingit-Sprache</text:p>
          </table:table-cell>
          <table:table-cell table:formula="of:=LEN([.A329])" office:value-type="float" office:value="3" calcext:value-type="float">
            <text:p>3</text:p>
          </table:table-cell>
          <table:table-cell table:formula="of:=LEN([.C329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  <table:table-cell office:value-type="string" calcext:value-type="string">
            <text:p>Turkmenisch</text:p>
          </table:table-cell>
          <table:table-cell table:formula="of:=LEN([.A330])" office:value-type="float" office:value="3" calcext:value-type="float">
            <text:p>3</text:p>
          </table:table-cell>
          <table:table-cell table:formula="of:=LEN([.C330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  <table:table-cell office:value-type="string" calcext:value-type="string">
            <text:p>Tumbuka-Sprache</text:p>
          </table:table-cell>
          <table:table-cell table:formula="of:=LEN([.A331])" office:value-type="float" office:value="3" calcext:value-type="float">
            <text:p>3</text:p>
          </table:table-cell>
          <table:table-cell table:formula="of:=LEN([.C33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ürkisch</text:p>
          </table:table-cell>
          <table:table-cell table:formula="of:=LEN([.A332])" office:value-type="float" office:value="3" calcext:value-type="float">
            <text:p>3</text:p>
          </table:table-cell>
          <table:table-cell table:formula="of:=LEN([.C332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  <table:table-cell office:value-type="string" calcext:value-type="string">
            <text:p>Mbundu-Sprache</text:p>
          </table:table-cell>
          <table:table-cell table:formula="of:=LEN([.A333])" office:value-type="float" office:value="3" calcext:value-type="float">
            <text:p>3</text:p>
          </table:table-cell>
          <table:table-cell table:formula="of:=LEN([.C333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  <table:table-cell table:formula="of:=LEN([.A334])" office:value-type="float" office:value="3" calcext:value-type="float">
            <text:p>3</text:p>
          </table:table-cell>
          <table:table-cell table:formula="of:=LEN([.C334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  <table:table-cell office:value-type="string" calcext:value-type="string">
            <text:p>Wallonisch</text:p>
          </table:table-cell>
          <table:table-cell table:formula="of:=LEN([.A335])" office:value-type="float" office:value="3" calcext:value-type="float">
            <text:p>3</text:p>
          </table:table-cell>
          <table:table-cell table:formula="of:=LEN([.C335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Jiddisch</text:p>
          </table:table-cell>
          <table:table-cell table:formula="of:=LEN([.A336])" office:value-type="float" office:value="3" calcext:value-type="float">
            <text:p>3</text:p>
          </table:table-cell>
          <table:table-cell table:formula="of:=LEN([.C336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  <table:table-cell office:value-type="string" calcext:value-type="string">
            <text:p>Zapotekisch</text:p>
          </table:table-cell>
          <table:table-cell table:formula="of:=LEN([.A337])" office:value-type="float" office:value="3" calcext:value-type="float">
            <text:p>3</text:p>
          </table:table-cell>
          <table:table-cell table:formula="of:=LEN([.C337])"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baq (B)</text:p>
            <text:p>eus (T)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kisch</text:p>
          </table:table-cell>
          <table:table-cell table:formula="of:=LEN([.A338])" office:value-type="float" office:value="15" calcext:value-type="float">
            <text:p>15</text:p>
          </table:table-cell>
          <table:table-cell table:formula="of:=LEN([.C338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ger (B)</text:p>
            <text:p>deu (T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eutsch</text:p>
          </table:table-cell>
          <table:table-cell table:formula="of:=LEN([.A339])" office:value-type="float" office:value="15" calcext:value-type="float">
            <text:p>15</text:p>
          </table:table-cell>
          <table:table-cell table:formula="of:=LEN([.C339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baq (B)</text:p>
            <text:p>eus (T)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kisch</text:p>
          </table:table-cell>
          <table:table-cell table:formula="of:=LEN([.A340])" office:value-type="float" office:value="15" calcext:value-type="float">
            <text:p>15</text:p>
          </table:table-cell>
          <table:table-cell table:formula="of:=LEN([.C34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re (B)</text:p>
            <text:p>fra (T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 table:formula="of:=LEN([.A341])" office:value-type="float" office:value="15" calcext:value-type="float">
            <text:p>15</text:p>
          </table:table-cell>
          <table:table-cell table:formula="of:=LEN([.C341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re (B)</text:p>
            <text:p>fra (T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 table:formula="of:=LEN([.A342])" office:value-type="float" office:value="15" calcext:value-type="float">
            <text:p>15</text:p>
          </table:table-cell>
          <table:table-cell table:formula="of:=LEN([.C34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ger (B)</text:p>
            <text:p>deu (T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eutsch</text:p>
          </table:table-cell>
          <table:table-cell table:formula="of:=LEN([.A343])" office:value-type="float" office:value="15" calcext:value-type="float">
            <text:p>15</text:p>
          </table:table-cell>
          <table:table-cell table:formula="of:=LEN([.C34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lo (B)</text:p>
            <text:p>slk (T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  <table:table-cell office:value-type="string" calcext:value-type="string">
            <text:p>Slowakisch</text:p>
          </table:table-cell>
          <table:table-cell table:formula="of:=LEN([.A344])" office:value-type="float" office:value="15" calcext:value-type="float">
            <text:p>15</text:p>
          </table:table-cell>
          <table:table-cell table:formula="of:=LEN([.C34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lo (B)</text:p>
            <text:p>slk (T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  <table:table-cell office:value-type="string" calcext:value-type="string">
            <text:p>Slowakisch</text:p>
          </table:table-cell>
          <table:table-cell table:formula="of:=LEN([.A345])" office:value-type="float" office:value="15" calcext:value-type="float">
            <text:p>15</text:p>
          </table:table-cell>
          <table:table-cell table:formula="of:=LEN([.C34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  <table:table-cell office:value-type="string" calcext:value-type="string">
            <text:p>Anga-Sprache</text:p>
          </table:table-cell>
          <table:table-cell table:formula="of:=LEN([.A346])" office:value-type="float" office:value="3" calcext:value-type="float">
            <text:p>3</text:p>
          </table:table-cell>
          <table:table-cell table:formula="of:=LEN([.C34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  <table:table-cell office:value-type="string" calcext:value-type="string">
            <text:p>Arabisch</text:p>
          </table:table-cell>
          <table:table-cell table:formula="of:=LEN([.A347])" office:value-type="float" office:value="3" calcext:value-type="float">
            <text:p>3</text:p>
          </table:table-cell>
          <table:table-cell table:formula="of:=LEN([.C34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  <table:table-cell office:value-type="string" calcext:value-type="string">
            <text:p>Arawak-Sprachen</text:p>
          </table:table-cell>
          <table:table-cell table:formula="of:=LEN([.A348])" office:value-type="float" office:value="3" calcext:value-type="float">
            <text:p>3</text:p>
          </table:table-cell>
          <table:table-cell table:formula="of:=LEN([.C34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  <table:table-cell office:value-type="string" calcext:value-type="string">
            <text:p>Awarisch</text:p>
          </table:table-cell>
          <table:table-cell table:formula="of:=LEN([.A349])" office:value-type="float" office:value="3" calcext:value-type="float">
            <text:p>3</text:p>
          </table:table-cell>
          <table:table-cell table:formula="of:=LEN([.C34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  <table:table-cell table:formula="of:=LEN([.A350])" office:value-type="float" office:value="3" calcext:value-type="float">
            <text:p>3</text:p>
          </table:table-cell>
          <table:table-cell table:formula="of:=LEN([.C35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á-Sprache</text:p>
          </table:table-cell>
          <table:table-cell table:formula="of:=LEN([.A351])" office:value-type="float" office:value="3" calcext:value-type="float">
            <text:p>3</text:p>
          </table:table-cell>
          <table:table-cell table:formula="of:=LEN([.C35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isch</text:p>
          </table:table-cell>
          <table:table-cell table:formula="of:=LEN([.A352])" office:value-type="float" office:value="3" calcext:value-type="float">
            <text:p>3</text:p>
          </table:table-cell>
          <table:table-cell table:formula="of:=LEN([.C352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  <table:table-cell office:value-type="string" calcext:value-type="string">
            <text:p>Burjatisch</text:p>
          </table:table-cell>
          <table:table-cell table:formula="of:=LEN([.A353])" office:value-type="float" office:value="3" calcext:value-type="float">
            <text:p>3</text:p>
          </table:table-cell>
          <table:table-cell table:formula="of:=LEN([.C353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  <table:table-cell office:value-type="string" calcext:value-type="string">
            <text:p>Koptisch</text:p>
          </table:table-cell>
          <table:table-cell table:formula="of:=LEN([.A354])" office:value-type="float" office:value="3" calcext:value-type="float">
            <text:p>3</text:p>
          </table:table-cell>
          <table:table-cell table:formula="of:=LEN([.C35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Dakota-Sprache</text:p>
          </table:table-cell>
          <table:table-cell table:formula="of:=LEN([.A355])" office:value-type="float" office:value="3" calcext:value-type="float">
            <text:p>3</text:p>
          </table:table-cell>
          <table:table-cell table:formula="of:=LEN([.C35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Dänisch</text:p>
          </table:table-cell>
          <table:table-cell table:formula="of:=LEN([.A356])" office:value-type="float" office:value="3" calcext:value-type="float">
            <text:p>3</text:p>
          </table:table-cell>
          <table:table-cell table:formula="of:=LEN([.C35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  <table:table-cell office:value-type="string" calcext:value-type="string">
            <text:p>Darginisch</text:p>
          </table:table-cell>
          <table:table-cell table:formula="of:=LEN([.A357])" office:value-type="float" office:value="3" calcext:value-type="float">
            <text:p>3</text:p>
          </table:table-cell>
          <table:table-cell table:formula="of:=LEN([.C35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  <table:table-cell office:value-type="string" calcext:value-type="string">
            <text:p>Dogrib-Sprache</text:p>
          </table:table-cell>
          <table:table-cell table:formula="of:=LEN([.A358])" office:value-type="float" office:value="3" calcext:value-type="float">
            <text:p>3</text:p>
          </table:table-cell>
          <table:table-cell table:formula="of:=LEN([.C35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  <table:table-cell table:formula="of:=LEN([.A359])" office:value-type="float" office:value="3" calcext:value-type="float">
            <text:p>3</text:p>
          </table:table-cell>
          <table:table-cell table:formula="of:=LEN([.C35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  <table:table-cell office:value-type="string" calcext:value-type="string">
            <text:p>Ewondo</text:p>
          </table:table-cell>
          <table:table-cell table:formula="of:=LEN([.A360])" office:value-type="float" office:value="3" calcext:value-type="float">
            <text:p>3</text:p>
          </table:table-cell>
          <table:table-cell table:formula="of:=LEN([.C36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  <table:table-cell office:value-type="string" calcext:value-type="string">
            <text:p>Fidschi-Sprache</text:p>
          </table:table-cell>
          <table:table-cell table:formula="of:=LEN([.A361])" office:value-type="float" office:value="3" calcext:value-type="float">
            <text:p>3</text:p>
          </table:table-cell>
          <table:table-cell table:formula="of:=LEN([.C36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  <table:table-cell office:value-type="string" calcext:value-type="string">
            <text:p>Gotisch</text:p>
          </table:table-cell>
          <table:table-cell table:formula="of:=LEN([.A362])" office:value-type="float" office:value="3" calcext:value-type="float">
            <text:p>3</text:p>
          </table:table-cell>
          <table:table-cell table:formula="of:=LEN([.C362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  <table:table-cell office:value-type="string" calcext:value-type="string">
            <text:p>Hebräisch</text:p>
          </table:table-cell>
          <table:table-cell table:formula="of:=LEN([.A363])" office:value-type="float" office:value="3" calcext:value-type="float">
            <text:p>3</text:p>
          </table:table-cell>
          <table:table-cell table:formula="of:=LEN([.C36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-Sprache</text:p>
          </table:table-cell>
          <table:table-cell table:formula="of:=LEN([.A364])" office:value-type="float" office:value="3" calcext:value-type="float">
            <text:p>3</text:p>
          </table:table-cell>
          <table:table-cell table:formula="of:=LEN([.C364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  <table:table-cell office:value-type="string" calcext:value-type="string">
            <text:p>Inguschisch</text:p>
          </table:table-cell>
          <table:table-cell table:formula="of:=LEN([.A365])" office:value-type="float" office:value="3" calcext:value-type="float">
            <text:p>3</text:p>
          </table:table-cell>
          <table:table-cell table:formula="of:=LEN([.C36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  <table:table-cell table:formula="of:=LEN([.A366])" office:value-type="float" office:value="3" calcext:value-type="float">
            <text:p>3</text:p>
          </table:table-cell>
          <table:table-cell table:formula="of:=LEN([.C36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  <table:table-cell office:value-type="string" calcext:value-type="string">
            <text:p>Kabylisch</text:p>
          </table:table-cell>
          <table:table-cell table:formula="of:=LEN([.A367])" office:value-type="float" office:value="3" calcext:value-type="float">
            <text:p>3</text:p>
          </table:table-cell>
          <table:table-cell table:formula="of:=LEN([.C36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  <table:table-cell office:value-type="string" calcext:value-type="string">
            <text:p>Kanuri-Sprache</text:p>
          </table:table-cell>
          <table:table-cell table:formula="of:=LEN([.A368])" office:value-type="float" office:value="3" calcext:value-type="float">
            <text:p>3</text:p>
          </table:table-cell>
          <table:table-cell table:formula="of:=LEN([.C36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sachisch</text:p>
          </table:table-cell>
          <table:table-cell table:formula="of:=LEN([.A369])" office:value-type="float" office:value="3" calcext:value-type="float">
            <text:p>3</text:p>
          </table:table-cell>
          <table:table-cell table:formula="of:=LEN([.C36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  <table:table-cell office:value-type="string" calcext:value-type="string">
            <text:p>Koreanisch</text:p>
          </table:table-cell>
          <table:table-cell table:formula="of:=LEN([.A370])" office:value-type="float" office:value="3" calcext:value-type="float">
            <text:p>3</text:p>
          </table:table-cell>
          <table:table-cell table:formula="of:=LEN([.C37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  <table:table-cell office:value-type="string" calcext:value-type="string">
            <text:p>Kpelle-Sprache</text:p>
          </table:table-cell>
          <table:table-cell table:formula="of:=LEN([.A371])" office:value-type="float" office:value="3" calcext:value-type="float">
            <text:p>3</text:p>
          </table:table-cell>
          <table:table-cell table:formula="of:=LEN([.C371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  <table:table-cell office:value-type="string" calcext:value-type="string">
            <text:p>Oraon-Sprache</text:p>
          </table:table-cell>
          <table:table-cell table:formula="of:=LEN([.A372])" office:value-type="float" office:value="3" calcext:value-type="float">
            <text:p>3</text:p>
          </table:table-cell>
          <table:table-cell table:formula="of:=LEN([.C37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  <table:table-cell office:value-type="string" calcext:value-type="string">
            <text:p>Judenspanisch</text:p>
          </table:table-cell>
          <table:table-cell table:formula="of:=LEN([.A373])" office:value-type="float" office:value="3" calcext:value-type="float">
            <text:p>3</text:p>
          </table:table-cell>
          <table:table-cell table:formula="of:=LEN([.C373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  <table:table-cell table:formula="of:=LEN([.A374])" office:value-type="float" office:value="3" calcext:value-type="float">
            <text:p>3</text:p>
          </table:table-cell>
          <table:table-cell table:formula="of:=LEN([.C37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  <table:table-cell office:value-type="string" calcext:value-type="string">
            <text:p>Lushai-Sprache</text:p>
          </table:table-cell>
          <table:table-cell table:formula="of:=LEN([.A375])" office:value-type="float" office:value="3" calcext:value-type="float">
            <text:p>3</text:p>
          </table:table-cell>
          <table:table-cell table:formula="of:=LEN([.C375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  <table:table-cell office:value-type="string" calcext:value-type="string">
            <text:p>Khotta</text:p>
          </table:table-cell>
          <table:table-cell table:formula="of:=LEN([.A376])" office:value-type="float" office:value="3" calcext:value-type="float">
            <text:p>3</text:p>
          </table:table-cell>
          <table:table-cell table:formula="of:=LEN([.C376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  <table:table-cell office:value-type="string" calcext:value-type="string">
            <text:p>Mokscha-Sprache</text:p>
          </table:table-cell>
          <table:table-cell table:formula="of:=LEN([.A377])" office:value-type="float" office:value="3" calcext:value-type="float">
            <text:p>3</text:p>
          </table:table-cell>
          <table:table-cell table:formula="of:=LEN([.C377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  <table:table-cell office:value-type="string" calcext:value-type="string">
            <text:p>Mandaresisch</text:p>
          </table:table-cell>
          <table:table-cell table:formula="of:=LEN([.A378])" office:value-type="float" office:value="3" calcext:value-type="float">
            <text:p>3</text:p>
          </table:table-cell>
          <table:table-cell table:formula="of:=LEN([.C378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  <table:table-cell office:value-type="string" calcext:value-type="string">
            <text:p>Mandschurisch</text:p>
          </table:table-cell>
          <table:table-cell table:formula="of:=LEN([.A379])" office:value-type="float" office:value="3" calcext:value-type="float">
            <text:p>3</text:p>
          </table:table-cell>
          <table:table-cell table:formula="of:=LEN([.C379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Mohawk-Sprache</text:p>
          </table:table-cell>
          <table:table-cell table:formula="of:=LEN([.A380])" office:value-type="float" office:value="3" calcext:value-type="float">
            <text:p>3</text:p>
          </table:table-cell>
          <table:table-cell table:formula="of:=LEN([.C380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  <table:table-cell table:formula="of:=LEN([.A381])" office:value-type="float" office:value="3" calcext:value-type="float">
            <text:p>3</text:p>
          </table:table-cell>
          <table:table-cell table:formula="of:=LEN([.C38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  <table:table-cell office:value-type="string" calcext:value-type="string">
            <text:p>Nepali</text:p>
          </table:table-cell>
          <table:table-cell table:formula="of:=LEN([.A382])" office:value-type="float" office:value="3" calcext:value-type="float">
            <text:p>3</text:p>
          </table:table-cell>
          <table:table-cell table:formula="of:=LEN([.C382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  <table:table-cell office:value-type="string" calcext:value-type="string">
            <text:p>Niue-Sprache</text:p>
          </table:table-cell>
          <table:table-cell table:formula="of:=LEN([.A383])" office:value-type="float" office:value="3" calcext:value-type="float">
            <text:p>3</text:p>
          </table:table-cell>
          <table:table-cell table:formula="of:=LEN([.C38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-Sprache</text:p>
          </table:table-cell>
          <table:table-cell table:formula="of:=LEN([.A384])" office:value-type="float" office:value="3" calcext:value-type="float">
            <text:p>3</text:p>
          </table:table-cell>
          <table:table-cell table:formula="of:=LEN([.C384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  <table:table-cell office:value-type="string" calcext:value-type="string">
            <text:p>Polnisch</text:p>
          </table:table-cell>
          <table:table-cell table:formula="of:=LEN([.A385])" office:value-type="float" office:value="3" calcext:value-type="float">
            <text:p>3</text:p>
          </table:table-cell>
          <table:table-cell table:formula="of:=LEN([.C385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  <table:table-cell office:value-type="string" calcext:value-type="string">
            <text:p>Romani (Sprache)</text:p>
          </table:table-cell>
          <table:table-cell table:formula="of:=LEN([.A386])" office:value-type="float" office:value="3" calcext:value-type="float">
            <text:p>3</text:p>
          </table:table-cell>
          <table:table-cell table:formula="of:=LEN([.C386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  <table:table-cell office:value-type="string" calcext:value-type="string">
            <text:p>Selkupisch</text:p>
          </table:table-cell>
          <table:table-cell table:formula="of:=LEN([.A387])" office:value-type="float" office:value="3" calcext:value-type="float">
            <text:p>3</text:p>
          </table:table-cell>
          <table:table-cell table:formula="of:=LEN([.C387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  <table:table-cell office:value-type="string" calcext:value-type="string">
            <text:p>Sidamo-Sprache</text:p>
          </table:table-cell>
          <table:table-cell table:formula="of:=LEN([.A388])" office:value-type="float" office:value="3" calcext:value-type="float">
            <text:p>3</text:p>
          </table:table-cell>
          <table:table-cell table:formula="of:=LEN([.C38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isch</text:p>
          </table:table-cell>
          <table:table-cell table:formula="of:=LEN([.A389])" office:value-type="float" office:value="3" calcext:value-type="float">
            <text:p>3</text:p>
          </table:table-cell>
          <table:table-cell table:formula="of:=LEN([.C389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-Sprache</text:p>
          </table:table-cell>
          <table:table-cell table:formula="of:=LEN([.A390])" office:value-type="float" office:value="3" calcext:value-type="float">
            <text:p>3</text:p>
          </table:table-cell>
          <table:table-cell table:formula="of:=LEN([.C390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  <table:table-cell table:formula="of:=LEN([.A391])" office:value-type="float" office:value="3" calcext:value-type="float">
            <text:p>3</text:p>
          </table:table-cell>
          <table:table-cell table:formula="of:=LEN([.C391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  <table:table-cell office:value-type="string" calcext:value-type="string">
            <text:p>Sukuma-Sprache</text:p>
          </table:table-cell>
          <table:table-cell table:formula="of:=LEN([.A392])" office:value-type="float" office:value="3" calcext:value-type="float">
            <text:p>3</text:p>
          </table:table-cell>
          <table:table-cell table:formula="of:=LEN([.C39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  <table:table-cell office:value-type="string" calcext:value-type="string">
            <text:p>Neuostaramäisch</text:p>
          </table:table-cell>
          <table:table-cell table:formula="of:=LEN([.A393])" office:value-type="float" office:value="3" calcext:value-type="float">
            <text:p>3</text:p>
          </table:table-cell>
          <table:table-cell table:formula="of:=LEN([.C393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  <table:table-cell office:value-type="string" calcext:value-type="string">
            <text:p>Telugu-Sprache</text:p>
          </table:table-cell>
          <table:table-cell table:formula="of:=LEN([.A394])" office:value-type="float" office:value="3" calcext:value-type="float">
            <text:p>3</text:p>
          </table:table-cell>
          <table:table-cell table:formula="of:=LEN([.C394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  <table:table-cell office:value-type="string" calcext:value-type="string">
            <text:p>Tereno-Sprache</text:p>
          </table:table-cell>
          <table:table-cell table:formula="of:=LEN([.A395])" office:value-type="float" office:value="3" calcext:value-type="float">
            <text:p>3</text:p>
          </table:table-cell>
          <table:table-cell table:formula="of:=LEN([.C395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-Sprache</text:p>
          </table:table-cell>
          <table:table-cell table:formula="of:=LEN([.A396])" office:value-type="float" office:value="3" calcext:value-type="float">
            <text:p>3</text:p>
          </table:table-cell>
          <table:table-cell table:formula="of:=LEN([.C396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-Sprache</text:p>
          </table:table-cell>
          <table:table-cell table:formula="of:=LEN([.A397])" office:value-type="float" office:value="3" calcext:value-type="float">
            <text:p>3</text:p>
          </table:table-cell>
          <table:table-cell table:formula="of:=LEN([.C397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Elliceanisch</text:p>
          </table:table-cell>
          <table:table-cell table:formula="of:=LEN([.A398])" office:value-type="float" office:value="3" calcext:value-type="float">
            <text:p>3</text:p>
          </table:table-cell>
          <table:table-cell table:formula="of:=LEN([.C398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  <table:table-cell office:value-type="string" calcext:value-type="string">
            <text:p>Udmurtisch</text:p>
          </table:table-cell>
          <table:table-cell table:formula="of:=LEN([.A399])" office:value-type="float" office:value="3" calcext:value-type="float">
            <text:p>3</text:p>
          </table:table-cell>
          <table:table-cell table:formula="of:=LEN([.C399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  <table:table-cell office:value-type="string" calcext:value-type="string">
            <text:p>Yapesisch</text:p>
          </table:table-cell>
          <table:table-cell table:formula="of:=LEN([.A400])" office:value-type="float" office:value="3" calcext:value-type="float">
            <text:p>3</text:p>
          </table:table-cell>
          <table:table-cell table:formula="of:=LEN([.C400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-Sprache</text:p>
          </table:table-cell>
          <table:table-cell table:formula="of:=LEN([.A401])" office:value-type="float" office:value="3" calcext:value-type="float">
            <text:p>3</text:p>
          </table:table-cell>
          <table:table-cell table:formula="of:=LEN([.C401])"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  <table:table-cell table:formula="of:=LEN([.A402])" office:value-type="float" office:value="3" calcext:value-type="float">
            <text:p>3</text:p>
          </table:table-cell>
          <table:table-cell table:formula="of:=LEN([.C402])"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cze (B)</text:p>
            <text:p>ces (T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Tschechisch</text:p>
          </table:table-cell>
          <table:table-cell table:formula="of:=LEN([.A403])" office:value-type="float" office:value="15" calcext:value-type="float">
            <text:p>15</text:p>
          </table:table-cell>
          <table:table-cell table:formula="of:=LEN([.C403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el (B)</text:p>
            <text:p>cym (T)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Kymrisch</text:p>
          </table:table-cell>
          <table:table-cell table:formula="of:=LEN([.A404])" office:value-type="float" office:value="15" calcext:value-type="float">
            <text:p>15</text:p>
          </table:table-cell>
          <table:table-cell table:formula="of:=LEN([.C404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cze (B)</text:p>
            <text:p>ces (T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Tschechisch</text:p>
          </table:table-cell>
          <table:table-cell table:formula="of:=LEN([.A405])" office:value-type="float" office:value="15" calcext:value-type="float">
            <text:p>15</text:p>
          </table:table-cell>
          <table:table-cell table:formula="of:=LEN([.C40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o (B)</text:p>
            <text:p>mri (T)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-Sprache</text:p>
          </table:table-cell>
          <table:table-cell table:formula="of:=LEN([.A406])" office:value-type="float" office:value="15" calcext:value-type="float">
            <text:p>15</text:p>
          </table:table-cell>
          <table:table-cell table:formula="of:=LEN([.C40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y (B)</text:p>
            <text:p>msa (T)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  <table:table-cell office:value-type="string" calcext:value-type="string">
            <text:p>Malaiisch</text:p>
          </table:table-cell>
          <table:table-cell table:formula="of:=LEN([.A407])" office:value-type="float" office:value="15" calcext:value-type="float">
            <text:p>15</text:p>
          </table:table-cell>
          <table:table-cell table:formula="of:=LEN([.C40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o (B)</text:p>
            <text:p>mri (T)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-Sprache</text:p>
          </table:table-cell>
          <table:table-cell table:formula="of:=LEN([.A408])" office:value-type="float" office:value="15" calcext:value-type="float">
            <text:p>15</text:p>
          </table:table-cell>
          <table:table-cell table:formula="of:=LEN([.C40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y (B)</text:p>
            <text:p>msa (T)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  <table:table-cell office:value-type="string" calcext:value-type="string">
            <text:p>Malaiisch</text:p>
          </table:table-cell>
          <table:table-cell table:formula="of:=LEN([.A409])" office:value-type="float" office:value="15" calcext:value-type="float">
            <text:p>15</text:p>
          </table:table-cell>
          <table:table-cell table:formula="of:=LEN([.C40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el (B)</text:p>
            <text:p>cym (T)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Kymrisch</text:p>
          </table:table-cell>
          <table:table-cell table:formula="of:=LEN([.A410])" office:value-type="float" office:value="15" calcext:value-type="float">
            <text:p>15</text:p>
          </table:table-cell>
          <table:table-cell table:formula="of:=LEN([.C41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  <table:table-cell office:value-type="string" calcext:value-type="string">
            <text:p>Acholi-Sprache</text:p>
          </table:table-cell>
          <table:table-cell table:formula="of:=LEN([.A411])" office:value-type="float" office:value="3" calcext:value-type="float">
            <text:p>3</text:p>
          </table:table-cell>
          <table:table-cell table:formula="of:=LEN([.C411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  <table:table-cell office:value-type="string" calcext:value-type="string">
            <text:p>Aleutisch</text:p>
          </table:table-cell>
          <table:table-cell table:formula="of:=LEN([.A412])" office:value-type="float" office:value="3" calcext:value-type="float">
            <text:p>3</text:p>
          </table:table-cell>
          <table:table-cell table:formula="of:=LEN([.C412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  <table:table-cell office:value-type="string" calcext:value-type="string">
            <text:p>Bemba-Sprache</text:p>
          </table:table-cell>
          <table:table-cell table:formula="of:=LEN([.A413])" office:value-type="float" office:value="3" calcext:value-type="float">
            <text:p>3</text:p>
          </table:table-cell>
          <table:table-cell table:formula="of:=LEN([.C41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ol-Sprache</text:p>
          </table:table-cell>
          <table:table-cell table:formula="of:=LEN([.A414])" office:value-type="float" office:value="3" calcext:value-type="float">
            <text:p>3</text:p>
          </table:table-cell>
          <table:table-cell table:formula="of:=LEN([.C414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  <table:table-cell office:value-type="string" calcext:value-type="string">
            <text:p>Caddo-Sprachen</text:p>
          </table:table-cell>
          <table:table-cell table:formula="of:=LEN([.A415])" office:value-type="float" office:value="3" calcext:value-type="float">
            <text:p>3</text:p>
          </table:table-cell>
          <table:table-cell table:formula="of:=LEN([.C41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  <table:table-cell office:value-type="string" calcext:value-type="string">
            <text:p>Dinka-Sprache</text:p>
          </table:table-cell>
          <table:table-cell table:formula="of:=LEN([.A416])" office:value-type="float" office:value="3" calcext:value-type="float">
            <text:p>3</text:p>
          </table:table-cell>
          <table:table-cell table:formula="of:=LEN([.C416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  <table:table-cell table:formula="of:=LEN([.A417])" office:value-type="float" office:value="3" calcext:value-type="float">
            <text:p>3</text:p>
          </table:table-cell>
          <table:table-cell table:formula="of:=LEN([.C41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  <table:table-cell office:value-type="string" calcext:value-type="string">
            <text:p>Duala-Sprachen</text:p>
          </table:table-cell>
          <table:table-cell table:formula="of:=LEN([.A418])" office:value-type="float" office:value="3" calcext:value-type="float">
            <text:p>3</text:p>
          </table:table-cell>
          <table:table-cell table:formula="of:=LEN([.C41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  <table:table-cell office:value-type="string" calcext:value-type="string">
            <text:p>Dyula-Sprache</text:p>
          </table:table-cell>
          <table:table-cell table:formula="of:=LEN([.A419])" office:value-type="float" office:value="3" calcext:value-type="float">
            <text:p>3</text:p>
          </table:table-cell>
          <table:table-cell table:formula="of:=LEN([.C419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  <table:table-cell office:value-type="string" calcext:value-type="string">
            <text:p>Fante-Sprache</text:p>
          </table:table-cell>
          <table:table-cell table:formula="of:=LEN([.A420])" office:value-type="float" office:value="3" calcext:value-type="float">
            <text:p>3</text:p>
          </table:table-cell>
          <table:table-cell table:formula="of:=LEN([.C420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  <table:table-cell office:value-type="string" calcext:value-type="string">
            <text:p>Ful</text:p>
          </table:table-cell>
          <table:table-cell table:formula="of:=LEN([.A421])" office:value-type="float" office:value="3" calcext:value-type="float">
            <text:p>3</text:p>
          </table:table-cell>
          <table:table-cell table:formula="of:=LEN([.C42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  <table:table-cell office:value-type="string" calcext:value-type="string">
            <text:p>Gbaya-Sprache</text:p>
          </table:table-cell>
          <table:table-cell table:formula="of:=LEN([.A422])" office:value-type="float" office:value="3" calcext:value-type="float">
            <text:p>3</text:p>
          </table:table-cell>
          <table:table-cell table:formula="of:=LEN([.C42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  <table:table-cell office:value-type="string" calcext:value-type="string">
            <text:p>Irisch</text:p>
          </table:table-cell>
          <table:table-cell table:formula="of:=LEN([.A423])" office:value-type="float" office:value="3" calcext:value-type="float">
            <text:p>3</text:p>
          </table:table-cell>
          <table:table-cell table:formula="of:=LEN([.C423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  <table:table-cell office:value-type="string" calcext:value-type="string">
            <text:p>Gondi-Sprache</text:p>
          </table:table-cell>
          <table:table-cell table:formula="of:=LEN([.A424])" office:value-type="float" office:value="3" calcext:value-type="float">
            <text:p>3</text:p>
          </table:table-cell>
          <table:table-cell table:formula="of:=LEN([.C424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  <table:table-cell office:value-type="string" calcext:value-type="string">
            <text:p>Grebo-Sprache</text:p>
          </table:table-cell>
          <table:table-cell table:formula="of:=LEN([.A425])" office:value-type="float" office:value="3" calcext:value-type="float">
            <text:p>3</text:p>
          </table:table-cell>
          <table:table-cell table:formula="of:=LEN([.C42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  <table:table-cell office:value-type="string" calcext:value-type="string">
            <text:p>Haida-Sprache</text:p>
          </table:table-cell>
          <table:table-cell table:formula="of:=LEN([.A426])" office:value-type="float" office:value="3" calcext:value-type="float">
            <text:p>3</text:p>
          </table:table-cell>
          <table:table-cell table:formula="of:=LEN([.C42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  <table:table-cell office:value-type="string" calcext:value-type="string">
            <text:p>Haussa-Sprache</text:p>
          </table:table-cell>
          <table:table-cell table:formula="of:=LEN([.A427])" office:value-type="float" office:value="3" calcext:value-type="float">
            <text:p>3</text:p>
          </table:table-cell>
          <table:table-cell table:formula="of:=LEN([.C427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  <table:table-cell table:formula="of:=LEN([.A428])" office:value-type="float" office:value="3" calcext:value-type="float">
            <text:p>3</text:p>
          </table:table-cell>
          <table:table-cell table:formula="of:=LEN([.C42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  <table:table-cell office:value-type="string" calcext:value-type="string">
            <text:p>Ilokano-Sprache</text:p>
          </table:table-cell>
          <table:table-cell table:formula="of:=LEN([.A429])" office:value-type="float" office:value="3" calcext:value-type="float">
            <text:p>3</text:p>
          </table:table-cell>
          <table:table-cell table:formula="of:=LEN([.C42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  <table:table-cell office:value-type="string" calcext:value-type="string">
            <text:p>Kamba-Sprache</text:p>
          </table:table-cell>
          <table:table-cell table:formula="of:=LEN([.A430])" office:value-type="float" office:value="3" calcext:value-type="float">
            <text:p>3</text:p>
          </table:table-cell>
          <table:table-cell table:formula="of:=LEN([.C43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  <table:table-cell office:value-type="string" calcext:value-type="string">
            <text:p>Khasi-Sprache</text:p>
          </table:table-cell>
          <table:table-cell table:formula="of:=LEN([.A431])" office:value-type="float" office:value="3" calcext:value-type="float">
            <text:p>3</text:p>
          </table:table-cell>
          <table:table-cell table:formula="of:=LEN([.C43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-Sprache</text:p>
          </table:table-cell>
          <table:table-cell table:formula="of:=LEN([.A432])" office:value-type="float" office:value="3" calcext:value-type="float">
            <text:p>3</text:p>
          </table:table-cell>
          <table:table-cell table:formula="of:=LEN([.C43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  <table:table-cell office:value-type="string" calcext:value-type="string">
            <text:p>Kumükisch</text:p>
          </table:table-cell>
          <table:table-cell table:formula="of:=LEN([.A433])" office:value-type="float" office:value="3" calcext:value-type="float">
            <text:p>3</text:p>
          </table:table-cell>
          <table:table-cell table:formula="of:=LEN([.C433])"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  <table:table-cell office:value-type="string" calcext:value-type="string">
            <text:p>Lamba-Sprache (Bantusprache)</text:p>
          </table:table-cell>
          <table:table-cell table:formula="of:=LEN([.A434])" office:value-type="float" office:value="3" calcext:value-type="float">
            <text:p>3</text:p>
          </table:table-cell>
          <table:table-cell table:formula="of:=LEN([.C43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ein</text:p>
          </table:table-cell>
          <table:table-cell table:formula="of:=LEN([.A435])" office:value-type="float" office:value="3" calcext:value-type="float">
            <text:p>3</text:p>
          </table:table-cell>
          <table:table-cell table:formula="of:=LEN([.C43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Mongo-Sprache</text:p>
          </table:table-cell>
          <table:table-cell table:formula="of:=LEN([.A436])" office:value-type="float" office:value="3" calcext:value-type="float">
            <text:p>3</text:p>
          </table:table-cell>
          <table:table-cell table:formula="of:=LEN([.C43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-Sprache</text:p>
          </table:table-cell>
          <table:table-cell table:formula="of:=LEN([.A437])" office:value-type="float" office:value="3" calcext:value-type="float">
            <text:p>3</text:p>
          </table:table-cell>
          <table:table-cell table:formula="of:=LEN([.C43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  <table:table-cell office:value-type="string" calcext:value-type="string">
            <text:p>Lunda-Sprache</text:p>
          </table:table-cell>
          <table:table-cell table:formula="of:=LEN([.A438])" office:value-type="float" office:value="3" calcext:value-type="float">
            <text:p>3</text:p>
          </table:table-cell>
          <table:table-cell table:formula="of:=LEN([.C43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  <table:table-cell office:value-type="string" calcext:value-type="string">
            <text:p>Massai-Sprache</text:p>
          </table:table-cell>
          <table:table-cell table:formula="of:=LEN([.A439])" office:value-type="float" office:value="3" calcext:value-type="float">
            <text:p>3</text:p>
          </table:table-cell>
          <table:table-cell table:formula="of:=LEN([.C43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  <table:table-cell office:value-type="string" calcext:value-type="string">
            <text:p>Mende-Sprache</text:p>
          </table:table-cell>
          <table:table-cell table:formula="of:=LEN([.A440])" office:value-type="float" office:value="3" calcext:value-type="float">
            <text:p>3</text:p>
          </table:table-cell>
          <table:table-cell table:formula="of:=LEN([.C44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  <table:table-cell office:value-type="string" calcext:value-type="string">
            <text:p>Mossi-Sprache</text:p>
          </table:table-cell>
          <table:table-cell table:formula="of:=LEN([.A441])" office:value-type="float" office:value="3" calcext:value-type="float">
            <text:p>3</text:p>
          </table:table-cell>
          <table:table-cell table:formula="of:=LEN([.C441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Muskogisch</text:p>
          </table:table-cell>
          <table:table-cell table:formula="of:=LEN([.A442])" office:value-type="float" office:value="3" calcext:value-type="float">
            <text:p>3</text:p>
          </table:table-cell>
          <table:table-cell table:formula="of:=LEN([.C442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  <table:table-cell office:value-type="string" calcext:value-type="string">
            <text:p>Erza-Mordwinisch</text:p>
          </table:table-cell>
          <table:table-cell table:formula="of:=LEN([.A443])" office:value-type="float" office:value="3" calcext:value-type="float">
            <text:p>3</text:p>
          </table:table-cell>
          <table:table-cell table:formula="of:=LEN([.C44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Nauruanisch</text:p>
          </table:table-cell>
          <table:table-cell table:formula="of:=LEN([.A444])" office:value-type="float" office:value="3" calcext:value-type="float">
            <text:p>3</text:p>
          </table:table-cell>
          <table:table-cell table:formula="of:=LEN([.C44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  <table:table-cell office:value-type="string" calcext:value-type="string">
            <text:p>Nogaisch</text:p>
          </table:table-cell>
          <table:table-cell table:formula="of:=LEN([.A445])" office:value-type="float" office:value="3" calcext:value-type="float">
            <text:p>3</text:p>
          </table:table-cell>
          <table:table-cell table:formula="of:=LEN([.C44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  <table:table-cell office:value-type="string" calcext:value-type="string">
            <text:p>Nyoro-Sprache</text:p>
          </table:table-cell>
          <table:table-cell table:formula="of:=LEN([.A446])" office:value-type="float" office:value="3" calcext:value-type="float">
            <text:p>3</text:p>
          </table:table-cell>
          <table:table-cell table:formula="of:=LEN([.C446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  <table:table-cell office:value-type="string" calcext:value-type="string">
            <text:p>Nzima-Sprache</text:p>
          </table:table-cell>
          <table:table-cell table:formula="of:=LEN([.A447])" office:value-type="float" office:value="3" calcext:value-type="float">
            <text:p>3</text:p>
          </table:table-cell>
          <table:table-cell table:formula="of:=LEN([.C447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-Sprache</text:p>
          </table:table-cell>
          <table:table-cell table:formula="of:=LEN([.A448])" office:value-type="float" office:value="3" calcext:value-type="float">
            <text:p>3</text:p>
          </table:table-cell>
          <table:table-cell table:formula="of:=LEN([.C448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Galla-Sprache</text:p>
          </table:table-cell>
          <table:table-cell table:formula="of:=LEN([.A449])" office:value-type="float" office:value="3" calcext:value-type="float">
            <text:p>3</text:p>
          </table:table-cell>
          <table:table-cell table:formula="of:=LEN([.C44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  <table:table-cell office:value-type="string" calcext:value-type="string">
            <text:p>Osage-Sprache</text:p>
          </table:table-cell>
          <table:table-cell table:formula="of:=LEN([.A450])" office:value-type="float" office:value="3" calcext:value-type="float">
            <text:p>3</text:p>
          </table:table-cell>
          <table:table-cell table:formula="of:=LEN([.C45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-Sprache</text:p>
          </table:table-cell>
          <table:table-cell table:formula="of:=LEN([.A451])" office:value-type="float" office:value="3" calcext:value-type="float">
            <text:p>3</text:p>
          </table:table-cell>
          <table:table-cell table:formula="of:=LEN([.C45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-Sprache</text:p>
          </table:table-cell>
          <table:table-cell table:formula="of:=LEN([.A452])" office:value-type="float" office:value="3" calcext:value-type="float">
            <text:p>3</text:p>
          </table:table-cell>
          <table:table-cell table:formula="of:=LEN([.C45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  <table:table-cell office:value-type="string" calcext:value-type="string">
            <text:p>Jakutisch</text:p>
          </table:table-cell>
          <table:table-cell table:formula="of:=LEN([.A453])" office:value-type="float" office:value="3" calcext:value-type="float">
            <text:p>3</text:p>
          </table:table-cell>
          <table:table-cell table:formula="of:=LEN([.C45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  <table:table-cell table:formula="of:=LEN([.A454])" office:value-type="float" office:value="3" calcext:value-type="float">
            <text:p>3</text:p>
          </table:table-cell>
          <table:table-cell table:formula="of:=LEN([.C45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  <table:table-cell office:value-type="string" calcext:value-type="string">
            <text:p>Schottisch</text:p>
          </table:table-cell>
          <table:table-cell table:formula="of:=LEN([.A455])" office:value-type="float" office:value="3" calcext:value-type="float">
            <text:p>3</text:p>
          </table:table-cell>
          <table:table-cell table:formula="of:=LEN([.C45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chona-Sprache</text:p>
          </table:table-cell>
          <table:table-cell table:formula="of:=LEN([.A456])" office:value-type="float" office:value="3" calcext:value-type="float">
            <text:p>3</text:p>
          </table:table-cell>
          <table:table-cell table:formula="of:=LEN([.C456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  <table:table-cell office:value-type="string" calcext:value-type="string">
            <text:p>Serer-Sprache</text:p>
          </table:table-cell>
          <table:table-cell table:formula="of:=LEN([.A457])" office:value-type="float" office:value="3" calcext:value-type="float">
            <text:p>3</text:p>
          </table:table-cell>
          <table:table-cell table:formula="of:=LEN([.C457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si-Sprache</text:p>
          </table:table-cell>
          <table:table-cell table:formula="of:=LEN([.A458])" office:value-type="float" office:value="3" calcext:value-type="float">
            <text:p>3</text:p>
          </table:table-cell>
          <table:table-cell table:formula="of:=LEN([.C458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  <table:table-cell office:value-type="string" calcext:value-type="string">
            <text:p>Tamil</text:p>
          </table:table-cell>
          <table:table-cell table:formula="of:=LEN([.A459])" office:value-type="float" office:value="3" calcext:value-type="float">
            <text:p>3</text:p>
          </table:table-cell>
          <table:table-cell table:formula="of:=LEN([.C459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isch</text:p>
          </table:table-cell>
          <table:table-cell table:formula="of:=LEN([.A460])" office:value-type="float" office:value="3" calcext:value-type="float">
            <text:p>3</text:p>
          </table:table-cell>
          <table:table-cell table:formula="of:=LEN([.C46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  <table:table-cell office:value-type="string" calcext:value-type="string">
            <text:p>Temne-Sprache</text:p>
          </table:table-cell>
          <table:table-cell table:formula="of:=LEN([.A461])" office:value-type="float" office:value="3" calcext:value-type="float">
            <text:p>3</text:p>
          </table:table-cell>
          <table:table-cell table:formula="of:=LEN([.C46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Tetum-Sprache</text:p>
          </table:table-cell>
          <table:table-cell table:formula="of:=LEN([.A462])" office:value-type="float" office:value="3" calcext:value-type="float">
            <text:p>3</text:p>
          </table:table-cell>
          <table:table-cell table:formula="of:=LEN([.C462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  <table:table-cell office:value-type="string" calcext:value-type="string">
            <text:p>Tadschikisch</text:p>
          </table:table-cell>
          <table:table-cell table:formula="of:=LEN([.A463])" office:value-type="float" office:value="3" calcext:value-type="float">
            <text:p>3</text:p>
          </table:table-cell>
          <table:table-cell table:formula="of:=LEN([.C463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  <table:table-cell office:value-type="string" calcext:value-type="string">
            <text:p>Tigre-Sprache</text:p>
          </table:table-cell>
          <table:table-cell table:formula="of:=LEN([.A464])" office:value-type="float" office:value="3" calcext:value-type="float">
            <text:p>3</text:p>
          </table:table-cell>
          <table:table-cell table:formula="of:=LEN([.C464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  <table:table-cell office:value-type="string" calcext:value-type="string">
            <text:p>Usbekisch</text:p>
          </table:table-cell>
          <table:table-cell table:formula="of:=LEN([.A465])" office:value-type="float" office:value="3" calcext:value-type="float">
            <text:p>3</text:p>
          </table:table-cell>
          <table:table-cell table:formula="of:=LEN([.C465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-Sprache</text:p>
          </table:table-cell>
          <table:table-cell table:formula="of:=LEN([.A466])" office:value-type="float" office:value="3" calcext:value-type="float">
            <text:p>3</text:p>
          </table:table-cell>
          <table:table-cell table:formula="of:=LEN([.C466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Wotisch</text:p>
          </table:table-cell>
          <table:table-cell table:formula="of:=LEN([.A467])" office:value-type="float" office:value="3" calcext:value-type="float">
            <text:p>3</text:p>
          </table:table-cell>
          <table:table-cell table:formula="of:=LEN([.C467])"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  <table:table-cell table:formula="of:=LEN([.A468])" office:value-type="float" office:value="3" calcext:value-type="float">
            <text:p>3</text:p>
          </table:table-cell>
          <table:table-cell table:formula="of:=LEN([.C468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  <table:table-cell office:value-type="string" calcext:value-type="string">
            <text:p>Washo-Sprache</text:p>
          </table:table-cell>
          <table:table-cell table:formula="of:=LEN([.A469])" office:value-type="float" office:value="3" calcext:value-type="float">
            <text:p>3</text:p>
          </table:table-cell>
          <table:table-cell table:formula="of:=LEN([.C469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-Sprache</text:p>
          </table:table-cell>
          <table:table-cell table:formula="of:=LEN([.A470])" office:value-type="float" office:value="3" calcext:value-type="float">
            <text:p>3</text:p>
          </table:table-cell>
          <table:table-cell table:formula="of:=LEN([.C470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-Sprache</text:p>
          </table:table-cell>
          <table:table-cell table:formula="of:=LEN([.A471])" office:value-type="float" office:value="3" calcext:value-type="float">
            <text:p>3</text:p>
          </table:table-cell>
          <table:table-cell table:formula="of:=LEN([.C471])"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Danakil-Sprache</text:p>
          </table:table-cell>
          <table:table-cell table:formula="of:=LEN([.A472])" office:value-type="float" office:value="3" calcext:value-type="float">
            <text:p>3</text:p>
          </table:table-cell>
          <table:table-cell table:formula="of:=LEN([.C472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  <table:table-cell office:value-type="string" calcext:value-type="string">
            <text:p>Ainu-Sprache</text:p>
          </table:table-cell>
          <table:table-cell table:formula="of:=LEN([.A473])" office:value-type="float" office:value="3" calcext:value-type="float">
            <text:p>3</text:p>
          </table:table-cell>
          <table:table-cell table:formula="of:=LEN([.C473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-Sprache</text:p>
          </table:table-cell>
          <table:table-cell table:formula="of:=LEN([.A474])" office:value-type="float" office:value="3" calcext:value-type="float">
            <text:p>3</text:p>
          </table:table-cell>
          <table:table-cell table:formula="of:=LEN([.C474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  <table:table-cell office:value-type="string" calcext:value-type="string">
            <text:p>Basaa-Sprache</text:p>
          </table:table-cell>
          <table:table-cell table:formula="of:=LEN([.A475])" office:value-type="float" office:value="3" calcext:value-type="float">
            <text:p>3</text:p>
          </table:table-cell>
          <table:table-cell table:formula="of:=LEN([.C475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  <table:table-cell office:value-type="string" calcext:value-type="string">
            <text:p>Braj-Bhakha</text:p>
          </table:table-cell>
          <table:table-cell table:formula="of:=LEN([.A476])" office:value-type="float" office:value="3" calcext:value-type="float">
            <text:p>3</text:p>
          </table:table-cell>
          <table:table-cell table:formula="of:=LEN([.C476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Tscheremissisch</text:p>
          </table:table-cell>
          <table:table-cell table:formula="of:=LEN([.A477])" office:value-type="float" office:value="3" calcext:value-type="float">
            <text:p>3</text:p>
          </table:table-cell>
          <table:table-cell table:formula="of:=LEN([.C477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-Sprache</text:p>
          </table:table-cell>
          <table:table-cell table:formula="of:=LEN([.A478])" office:value-type="float" office:value="3" calcext:value-type="float">
            <text:p>3</text:p>
          </table:table-cell>
          <table:table-cell table:formula="of:=LEN([.C478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  <table:table-cell table:formula="of:=LEN([.A479])" office:value-type="float" office:value="3" calcext:value-type="float">
            <text:p>3</text:p>
          </table:table-cell>
          <table:table-cell table:formula="of:=LEN([.C479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Pangwe-Sprache</text:p>
          </table:table-cell>
          <table:table-cell table:formula="of:=LEN([.A480])" office:value-type="float" office:value="3" calcext:value-type="float">
            <text:p>3</text:p>
          </table:table-cell>
          <table:table-cell table:formula="of:=LEN([.C480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  <table:table-cell office:value-type="string" calcext:value-type="string">
            <text:p>Gayo-Sprache</text:p>
          </table:table-cell>
          <table:table-cell table:formula="of:=LEN([.A481])" office:value-type="float" office:value="3" calcext:value-type="float">
            <text:p>3</text:p>
          </table:table-cell>
          <table:table-cell table:formula="of:=LEN([.C481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  <table:table-cell office:value-type="string" calcext:value-type="string">
            <text:p>Altäthiopisch</text:p>
          </table:table-cell>
          <table:table-cell table:formula="of:=LEN([.A482])" office:value-type="float" office:value="3" calcext:value-type="float">
            <text:p>3</text:p>
          </table:table-cell>
          <table:table-cell table:formula="of:=LEN([.C482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  <table:table-cell office:value-type="string" calcext:value-type="string">
            <text:p>Manx</text:p>
          </table:table-cell>
          <table:table-cell table:formula="of:=LEN([.A483])" office:value-type="float" office:value="3" calcext:value-type="float">
            <text:p>3</text:p>
          </table:table-cell>
          <table:table-cell table:formula="of:=LEN([.C483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  <table:table-cell office:value-type="string" calcext:value-type="string">
            <text:p>Hupa-Sprache</text:p>
          </table:table-cell>
          <table:table-cell table:formula="of:=LEN([.A484])" office:value-type="float" office:value="3" calcext:value-type="float">
            <text:p>3</text:p>
          </table:table-cell>
          <table:table-cell table:formula="of:=LEN([.C484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Iban-Sprache</text:p>
          </table:table-cell>
          <table:table-cell table:formula="of:=LEN([.A485])" office:value-type="float" office:value="3" calcext:value-type="float">
            <text:p>3</text:p>
          </table:table-cell>
          <table:table-cell table:formula="of:=LEN([.C485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bo-Sprache</text:p>
          </table:table-cell>
          <table:table-cell table:formula="of:=LEN([.A486])" office:value-type="float" office:value="3" calcext:value-type="float">
            <text:p>3</text:p>
          </table:table-cell>
          <table:table-cell table:formula="of:=LEN([.C486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  <table:table-cell table:formula="of:=LEN([.A487])" office:value-type="float" office:value="3" calcext:value-type="float">
            <text:p>3</text:p>
          </table:table-cell>
          <table:table-cell table:formula="of:=LEN([.C487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i-Sprache</text:p>
          </table:table-cell>
          <table:table-cell table:formula="of:=LEN([.A488])" office:value-type="float" office:value="3" calcext:value-type="float">
            <text:p>3</text:p>
          </table:table-cell>
          <table:table-cell table:formula="of:=LEN([.C488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  <table:table-cell office:value-type="string" calcext:value-type="string">
            <text:p>Rotse-Sprache</text:p>
          </table:table-cell>
          <table:table-cell table:formula="of:=LEN([.A489])" office:value-type="float" office:value="3" calcext:value-type="float">
            <text:p>3</text:p>
          </table:table-cell>
          <table:table-cell table:formula="of:=LEN([.C489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  <table:table-cell office:value-type="string" calcext:value-type="string">
            <text:p>Nias-Sprache</text:p>
          </table:table-cell>
          <table:table-cell table:formula="of:=LEN([.A490])" office:value-type="float" office:value="3" calcext:value-type="float">
            <text:p>3</text:p>
          </table:table-cell>
          <table:table-cell table:formula="of:=LEN([.C490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  <table:table-cell table:formula="of:=LEN([.A491])" office:value-type="float" office:value="3" calcext:value-type="float">
            <text:p>3</text:p>
          </table:table-cell>
          <table:table-cell table:formula="of:=LEN([.C491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 table:formula="of:=LEN([.A492])" office:value-type="float" office:value="3" calcext:value-type="float">
            <text:p>3</text:p>
          </table:table-cell>
          <table:table-cell table:formula="of:=LEN([.C492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Schan-Sprache</text:p>
          </table:table-cell>
          <table:table-cell table:formula="of:=LEN([.A493])" office:value-type="float" office:value="3" calcext:value-type="float">
            <text:p>3</text:p>
          </table:table-cell>
          <table:table-cell table:formula="of:=LEN([.C493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  <table:table-cell office:value-type="string" calcext:value-type="string">
            <text:p>Susu</text:p>
          </table:table-cell>
          <table:table-cell table:formula="of:=LEN([.A494])" office:value-type="float" office:value="3" calcext:value-type="float">
            <text:p>3</text:p>
          </table:table-cell>
          <table:table-cell table:formula="of:=LEN([.C494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  <table:table-cell office:value-type="string" calcext:value-type="string">
            <text:p>Thailändisch</text:p>
          </table:table-cell>
          <table:table-cell table:formula="of:=LEN([.A495])" office:value-type="float" office:value="3" calcext:value-type="float">
            <text:p>3</text:p>
          </table:table-cell>
          <table:table-cell table:formula="of:=LEN([.C495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  <table:table-cell office:value-type="string" calcext:value-type="string">
            <text:p>Urdu</text:p>
          </table:table-cell>
          <table:table-cell table:formula="of:=LEN([.A496])" office:value-type="float" office:value="3" calcext:value-type="float">
            <text:p>3</text:p>
          </table:table-cell>
          <table:table-cell table:formula="of:=LEN([.C496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  <table:table-cell office:value-type="string" calcext:value-type="string">
            <text:p>Zulu-Sprache</text:p>
          </table:table-cell>
          <table:table-cell table:formula="of:=LEN([.A497])" office:value-type="float" office:value="3" calcext:value-type="float">
            <text:p>3</text:p>
          </table:table-cell>
          <table:table-cell table:formula="of:=LEN([.C497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  <table:table-cell office:value-type="string" calcext:value-type="string">
            <text:p>Zuñi-Sprache</text:p>
          </table:table-cell>
          <table:table-cell table:formula="of:=LEN([.A498])" office:value-type="float" office:value="3" calcext:value-type="float">
            <text:p>3</text:p>
          </table:table-cell>
          <table:table-cell table:formula="of:=LEN([.C498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  <table:table-cell office:value-type="string" calcext:value-type="string">
            <text:p>Ewe-Sprache</text:p>
          </table:table-cell>
          <table:table-cell table:formula="of:=LEN([.A499])" office:value-type="float" office:value="3" calcext:value-type="float">
            <text:p>3</text:p>
          </table:table-cell>
          <table:table-cell table:formula="of:=LEN([.C499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Fon-Sprache</text:p>
          </table:table-cell>
          <table:table-cell table:formula="of:=LEN([.A500])" office:value-type="float" office:value="3" calcext:value-type="float">
            <text:p>3</text:p>
          </table:table-cell>
          <table:table-cell table:formula="of:=LEN([.C500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 table:formula="of:=LEN([.A501])" office:value-type="float" office:value="3" calcext:value-type="float">
            <text:p>3</text:p>
          </table:table-cell>
          <table:table-cell table:formula="of:=LEN([.C501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tisch</text:p>
          </table:table-cell>
          <table:table-cell table:formula="of:=LEN([.A502])" office:value-type="float" office:value="3" calcext:value-type="float">
            <text:p>3</text:p>
          </table:table-cell>
          <table:table-cell table:formula="of:=LEN([.C502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  <table:table-cell office:value-type="string" calcext:value-type="string">
            <text:p>Tiv-Sprache</text:p>
          </table:table-cell>
          <table:table-cell table:formula="of:=LEN([.A503])" office:value-type="float" office:value="3" calcext:value-type="float">
            <text:p>3</text:p>
          </table:table-cell>
          <table:table-cell table:formula="of:=LEN([.C503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-Sprache</text:p>
          </table:table-cell>
          <table:table-cell table:formula="of:=LEN([.A504])" office:value-type="float" office:value="3" calcext:value-type="float">
            <text:p>3</text:p>
          </table:table-cell>
          <table:table-cell table:formula="of:=LEN([.C504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  <table:table-cell office:value-type="string" calcext:value-type="string">
            <text:p>Vai-Sprache</text:p>
          </table:table-cell>
          <table:table-cell table:formula="of:=LEN([.A505])" office:value-type="float" office:value="3" calcext:value-type="float">
            <text:p>3</text:p>
          </table:table-cell>
          <table:table-cell table:formula="of:=LEN([.C50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Yao-Sprache (Bantusprache)</text:p>
          </table:table-cell>
          <table:table-cell table:formula="of:=LEN([.A506])" office:value-type="float" office:value="3" calcext:value-type="float">
            <text:p>3</text:p>
          </table:table-cell>
          <table:table-cell table:formula="of:=LEN([.C506])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-Sprache</text:p>
          </table:table-cell>
          <table:table-cell table:formula="of:=LEN([.A507])" office:value-type="float" office:value="3" calcext:value-type="float">
            <text:p>3</text:p>
          </table:table-cell>
          <table:table-cell table:formula="of:=LEN([.C507])"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G507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6:25:07.003000000</meta:creation-date>
    <dc:date>2016-09-21T07:04:24.602000000</dc:date>
    <meta:editing-duration>PT29M7S</meta:editing-duration>
    <meta:editing-cycles>1</meta:editing-cycles>
    <meta:document-statistic meta:table-count="1" meta:cell-count="3546" meta:object-count="0"/>
    <meta:generator>LibreOffice/5.2.1.2$Windows_X86_64 LibreOffice_project/31dd62db80d4e60af04904455ec9c9219178d620</meta:generator>
  </office:meta>
</office:document-meta>
</file>